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3.66pt"/>
    </style:style>
    <style:style style:name="co2" style:family="table-column">
      <style:table-column-properties fo:break-before="auto" style:column-width="114.46pt"/>
    </style:style>
    <style:style style:name="co3" style:family="table-column">
      <style:table-column-properties fo:break-before="auto" style:column-width="122.2pt"/>
    </style:style>
    <style:style style:name="co4" style:family="table-column">
      <style:table-column-properties fo:break-before="auto" style:column-width="162.34pt"/>
    </style:style>
    <style:style style:name="co5" style:family="table-column">
      <style:table-column-properties fo:break-before="auto" style:column-width="170.0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56.16pt"/>
    </style:style>
    <style:style style:name="co8" style:family="table-column">
      <style:table-column-properties fo:break-before="auto" style:column-width="163.9pt"/>
    </style:style>
    <style:style style:name="co9" style:family="table-column">
      <style:table-column-properties fo:break-before="auto" style:column-width="192.19pt"/>
    </style:style>
    <style:style style:name="co10" style:family="table-column">
      <style:table-column-properties fo:break-before="auto" style:column-width="124.5pt"/>
    </style:style>
    <style:style style:name="co11" style:family="table-column">
      <style:table-column-properties fo:break-before="auto" style:column-width="132.24pt"/>
    </style:style>
    <style:style style:name="co12" style:family="table-column">
      <style:table-column-properties fo:break-before="auto" style:column-width="172.35pt"/>
    </style:style>
    <style:style style:name="co13" style:family="table-column">
      <style:table-column-properties fo:break-before="auto" style:column-width="174.7pt"/>
    </style:style>
    <style:style style:name="co14" style:family="table-column">
      <style:table-column-properties fo:break-before="auto" style:column-width="199.39pt"/>
    </style:style>
    <style:style style:name="co15" style:family="table-column">
      <style:table-column-properties fo:break-before="auto" style:column-width="207.1pt"/>
    </style:style>
    <style:style style:name="co16" style:family="table-column">
      <style:table-column-properties fo:break-before="auto" style:column-width="140.71pt"/>
    </style:style>
    <style:style style:name="co17" style:family="table-column">
      <style:table-column-properties fo:break-before="auto" style:column-width="148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love" table:style-name="ta1">
        <table:shapes>
          <draw:frame draw:z-index="0" draw:style-name="gr1" draw:text-style-name="P1" svg:width="524.04pt" svg:height="270.31pt" svg:x="201.37pt" svg:y="54.23pt">
            <draw:object draw:notify-on-update-of-ranges="Glove.A2:Glove.A23 Glove.B1:Glove.B1 Glove.B2:Glove.B23 Glove.D1:Glove.D1 Glove.D2:Glove.D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umber of clusters</text:p>
          </table:table-cell>
          <table:table-cell office:value-type="string" calcext:value-type="string">
            <text:p>fine_tuned_glove_mean</text:p>
          </table:table-cell>
          <table:table-cell office:value-type="string" calcext:value-type="string">
            <text:p>fine_tuned_glove_median</text:p>
          </table:table-cell>
          <table:table-cell office:value-type="string" calcext:value-type="string">
            <text:p>glove_trained_from_scratch_mean</text:p>
          </table:table-cell>
          <table:table-cell office:value-type="string" calcext:value-type="string">
            <text:p>glove_trained_from_scratch_media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29869789590641" calcext:value-type="float">
            <text:p>0.129869789590641</text:p>
          </table:table-cell>
          <table:table-cell office:value-type="float" office:value="0.142367429149394" calcext:value-type="float">
            <text:p>0.142367429149394</text:p>
          </table:table-cell>
          <table:table-cell office:value-type="float" office:value="0.0498190966013917" calcext:value-type="float">
            <text:p>0.049819096601392</text:p>
          </table:table-cell>
          <table:table-cell office:value-type="float" office:value="0.0425233739736129" calcext:value-type="float">
            <text:p>0.0425233739736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36184806045221" calcext:value-type="float">
            <text:p>0.136184806045221</text:p>
          </table:table-cell>
          <table:table-cell office:value-type="float" office:value="0.138443628427934" calcext:value-type="float">
            <text:p>0.138443628427934</text:p>
          </table:table-cell>
          <table:table-cell office:value-type="float" office:value="0.0485417652130127" calcext:value-type="float">
            <text:p>0.048541765213013</text:p>
          </table:table-cell>
          <table:table-cell office:value-type="float" office:value="0.0330322281195193" calcext:value-type="float">
            <text:p>0.0330322281195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16817850817899" calcext:value-type="float">
            <text:p>0.116817850817899</text:p>
          </table:table-cell>
          <table:table-cell office:value-type="float" office:value="0.123252874880421" calcext:value-type="float">
            <text:p>0.123252874880421</text:p>
          </table:table-cell>
          <table:table-cell office:value-type="float" office:value="0.0461722578537437" calcext:value-type="float">
            <text:p>0.046172257853744</text:p>
          </table:table-cell>
          <table:table-cell office:value-type="float" office:value="0.037153282944037" calcext:value-type="float">
            <text:p>0.0371532829440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2352964471311" calcext:value-type="float">
            <text:p>0.12352964471311</text:p>
          </table:table-cell>
          <table:table-cell office:value-type="float" office:value="0.142245184450733" calcext:value-type="float">
            <text:p>0.142245184450733</text:p>
          </table:table-cell>
          <table:table-cell office:value-type="float" office:value="0.0449922043158084" calcext:value-type="float">
            <text:p>0.044992204315808</text:p>
          </table:table-cell>
          <table:table-cell office:value-type="float" office:value="0.0304178432542451" calcext:value-type="float">
            <text:p>0.03041784325424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45418032372204" calcext:value-type="float">
            <text:p>0.145418032372204</text:p>
          </table:table-cell>
          <table:table-cell office:value-type="float" office:value="0.152257503587372" calcext:value-type="float">
            <text:p>0.152257503587372</text:p>
          </table:table-cell>
          <table:table-cell office:value-type="float" office:value="0.0542519897269304" calcext:value-type="float">
            <text:p>0.05425198972693</text:p>
          </table:table-cell>
          <table:table-cell office:value-type="float" office:value="0.0348813271035953" calcext:value-type="float">
            <text:p>0.0348813271035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42934806590178" calcext:value-type="float">
            <text:p>0.142934806590178</text:p>
          </table:table-cell>
          <table:table-cell office:value-type="float" office:value="0.141548007264429" calcext:value-type="float">
            <text:p>0.141548007264429</text:p>
          </table:table-cell>
          <table:table-cell office:value-type="float" office:value="0.0509887382935505" calcext:value-type="float">
            <text:p>0.050988738293551</text:p>
          </table:table-cell>
          <table:table-cell office:value-type="float" office:value="0.0406401217713648" calcext:value-type="float">
            <text:p>0.04064012177136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35345098083693" calcext:value-type="float">
            <text:p>0.135345098083693</text:p>
          </table:table-cell>
          <table:table-cell office:value-type="float" office:value="0.133718149613361" calcext:value-type="float">
            <text:p>0.133718149613361</text:p>
          </table:table-cell>
          <table:table-cell office:value-type="float" office:value="0.0553530393737727" calcext:value-type="float">
            <text:p>0.055353039373773</text:p>
          </table:table-cell>
          <table:table-cell office:value-type="float" office:value="0.0426713530871333" calcext:value-type="float">
            <text:p>0.04267135308713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40542525395834" calcext:value-type="float">
            <text:p>0.140542525395834</text:p>
          </table:table-cell>
          <table:table-cell office:value-type="float" office:value="0.139461451939174" calcext:value-type="float">
            <text:p>0.139461451939174</text:p>
          </table:table-cell>
          <table:table-cell office:value-type="float" office:value="0.0537478821706683" calcext:value-type="float">
            <text:p>0.053747882170668</text:p>
          </table:table-cell>
          <table:table-cell office:value-type="float" office:value="0.0446028137207031" calcext:value-type="float">
            <text:p>0.04460281372070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40130965369088" calcext:value-type="float">
            <text:p>0.140130965369088</text:p>
          </table:table-cell>
          <table:table-cell office:value-type="float" office:value="0.14213900196309" calcext:value-type="float">
            <text:p>0.14213900196309</text:p>
          </table:table-cell>
          <table:table-cell office:value-type="float" office:value="0.0567526123150676" calcext:value-type="float">
            <text:p>0.056752612315068</text:p>
          </table:table-cell>
          <table:table-cell office:value-type="float" office:value="0.0514428773218272" calcext:value-type="float">
            <text:p>0.05144287732182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43495356843909" calcext:value-type="float">
            <text:p>0.143495356843909</text:p>
          </table:table-cell>
          <table:table-cell office:value-type="float" office:value="0.142041351941167" calcext:value-type="float">
            <text:p>0.142041351941167</text:p>
          </table:table-cell>
          <table:table-cell office:value-type="float" office:value="0.0563489165636958" calcext:value-type="float">
            <text:p>0.056348916563696</text:p>
          </table:table-cell>
          <table:table-cell office:value-type="float" office:value="0.0503274100167411" calcext:value-type="float">
            <text:p>0.05032741001674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38655885079164" calcext:value-type="float">
            <text:p>0.138655885079164</text:p>
          </table:table-cell>
          <table:table-cell office:value-type="float" office:value="0.137330814283721" calcext:value-type="float">
            <text:p>0.137330814283721</text:p>
          </table:table-cell>
          <table:table-cell office:value-type="float" office:value="0.0525047429588029" calcext:value-type="float">
            <text:p>0.052504742958803</text:p>
          </table:table-cell>
          <table:table-cell office:value-type="float" office:value="0.0444262601891343" calcext:value-type="float">
            <text:p>0.04442626018913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143806933430531" calcext:value-type="float">
            <text:p>0.143806933430531</text:p>
          </table:table-cell>
          <table:table-cell office:value-type="float" office:value="0.141424049844547" calcext:value-type="float">
            <text:p>0.141424049844547</text:p>
          </table:table-cell>
          <table:table-cell office:value-type="float" office:value="0.0573001616744405" calcext:value-type="float">
            <text:p>0.057300161674441</text:p>
          </table:table-cell>
          <table:table-cell office:value-type="float" office:value="0.0516682340660874" calcext:value-type="float">
            <text:p>0.05166823406608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39824593135289" calcext:value-type="float">
            <text:p>0.139824593135289</text:p>
          </table:table-cell>
          <table:table-cell office:value-type="float" office:value="0.136976249850526" calcext:value-type="float">
            <text:p>0.136976249850526</text:p>
          </table:table-cell>
          <table:table-cell office:value-type="float" office:value="0.0582599332121765" calcext:value-type="float">
            <text:p>0.058259933212177</text:p>
          </table:table-cell>
          <table:table-cell office:value-type="float" office:value="0.0465571064851722" calcext:value-type="float">
            <text:p>0.04655710648517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141926489924819" calcext:value-type="float">
            <text:p>0.141926489924819</text:p>
          </table:table-cell>
          <table:table-cell office:value-type="float" office:value="0.144401618801818" calcext:value-type="float">
            <text:p>0.144401618801818</text:p>
          </table:table-cell>
          <table:table-cell office:value-type="float" office:value="0.0558325857799096" calcext:value-type="float">
            <text:p>0.05583258577991</text:p>
          </table:table-cell>
          <table:table-cell office:value-type="float" office:value="0.0452856569874044" calcext:value-type="float">
            <text:p>0.04528565698740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1395249101838" calcext:value-type="float">
            <text:p>0.1395249101838</text:p>
          </table:table-cell>
          <table:table-cell office:value-type="float" office:value="0.141287953902264" calcext:value-type="float">
            <text:p>0.141287953902264</text:p>
          </table:table-cell>
          <table:table-cell office:value-type="float" office:value="0.0571931100320988" calcext:value-type="float">
            <text:p>0.057193110032099</text:p>
          </table:table-cell>
          <table:table-cell office:value-type="float" office:value="0.0481153184540418" calcext:value-type="float">
            <text:p>0.04811531845404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139706002816514" calcext:value-type="float">
            <text:p>0.139706002816514</text:p>
          </table:table-cell>
          <table:table-cell office:value-type="float" office:value="0.13820706114477" calcext:value-type="float">
            <text:p>0.13820706114477</text:p>
          </table:table-cell>
          <table:table-cell office:value-type="float" office:value="0.0571204991465755" calcext:value-type="float">
            <text:p>0.057120499146576</text:p>
          </table:table-cell>
          <table:table-cell office:value-type="float" office:value="0.0480762964365434" calcext:value-type="float">
            <text:p>0.04807629643654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138769228599115" calcext:value-type="float">
            <text:p>0.138769228599115</text:p>
          </table:table-cell>
          <table:table-cell office:value-type="float" office:value="0.147927320830676" calcext:value-type="float">
            <text:p>0.147927320830676</text:p>
          </table:table-cell>
          <table:table-cell office:value-type="float" office:value="0.0551776373011594" calcext:value-type="float">
            <text:p>0.055177637301159</text:p>
          </table:table-cell>
          <table:table-cell office:value-type="float" office:value="0.0475107309769611" calcext:value-type="float">
            <text:p>0.04751073097696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444481937642" calcext:value-type="float">
            <text:p>0.1444481937642</text:p>
          </table:table-cell>
          <table:table-cell office:value-type="float" office:value="0.147064620037468" calcext:value-type="float">
            <text:p>0.147064620037468</text:p>
          </table:table-cell>
          <table:table-cell office:value-type="float" office:value="0.0579306796326929" calcext:value-type="float">
            <text:p>0.057930679632693</text:p>
          </table:table-cell>
          <table:table-cell office:value-type="float" office:value="0.0540128746811225" calcext:value-type="float">
            <text:p>0.05401287468112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146340059082147" calcext:value-type="float">
            <text:p>0.146340059082147</text:p>
          </table:table-cell>
          <table:table-cell office:value-type="float" office:value="0.145044966717156" calcext:value-type="float">
            <text:p>0.145044966717156</text:p>
          </table:table-cell>
          <table:table-cell office:value-type="float" office:value="0.054929604043766" calcext:value-type="float">
            <text:p>0.054929604043766</text:p>
          </table:table-cell>
          <table:table-cell office:value-type="float" office:value="0.0495004210180166" calcext:value-type="float">
            <text:p>0.04950042101801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147483838816713" calcext:value-type="float">
            <text:p>0.147483838816713</text:p>
          </table:table-cell>
          <table:table-cell office:value-type="float" office:value="0.146243497887436" calcext:value-type="float">
            <text:p>0.146243497887436</text:p>
          </table:table-cell>
          <table:table-cell office:value-type="float" office:value="0.0552218146269154" calcext:value-type="float">
            <text:p>0.055221814626915</text:p>
          </table:table-cell>
          <table:table-cell office:value-type="float" office:value="0.0501879602549027" calcext:value-type="float">
            <text:p>0.05018796025490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149848039397494" calcext:value-type="float">
            <text:p>0.149848039397494</text:p>
          </table:table-cell>
          <table:table-cell office:value-type="float" office:value="0.146164376395089" calcext:value-type="float">
            <text:p>0.146164376395089</text:p>
          </table:table-cell>
          <table:table-cell office:value-type="float" office:value="0.0593083868062481" calcext:value-type="float">
            <text:p>0.059308386806248</text:p>
          </table:table-cell>
          <table:table-cell office:value-type="float" office:value="0.0540091752032844" calcext:value-type="float">
            <text:p>0.05400917520328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45194508704361" calcext:value-type="float">
            <text:p>0.145194508704361</text:p>
          </table:table-cell>
          <table:table-cell office:value-type="float" office:value="0.143942105040258" calcext:value-type="float">
            <text:p>0.143942105040258</text:p>
          </table:table-cell>
          <table:table-cell office:value-type="float" office:value="0.0576050844153579" calcext:value-type="float">
            <text:p>0.057605084415358</text:p>
          </table:table-cell>
          <table:table-cell office:value-type="float" office:value="0.051869877406529" calcext:value-type="float">
            <text:p>0.051869877406529</text:p>
          </table:table-cell>
        </table:table-row>
      </table:table>
      <table:table table:name="w2v" table:style-name="ta1">
        <table:shapes>
          <draw:frame draw:z-index="0" draw:style-name="gr1" draw:text-style-name="P1" svg:width="638.48pt" svg:height="306.48pt" svg:x="188.76pt" svg:y="64.74pt">
            <draw:object draw:notify-on-update-of-ranges="w2v.A2:w2v.A23 w2v.D1:w2v.D1 w2v.D2:w2v.D23 w2v.E1:w2v.E1 w2v.E2:w2v.E23 w2v.F1:w2v.F1 w2v.F2:w2v.F23 w2v.G1:w2v.G1 w2v.G2:w2v.G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532.06pt" svg:height="308.72pt" svg:x="348.77pt" svg:y="35.38pt">
            <draw:object draw:notify-on-update-of-ranges="w2v.A1:w2v.A1 w2v.A2:w2v.A23 w2v.B1:w2v.B1 w2v.B2:w2v.B23 w2v.D1:w2v.D1 w2v.D2:w2v.D2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Number of clusters</text:p>
          </table:table-cell>
          <table:table-cell office:value-type="string" calcext:value-type="string">
            <text:p>Average score for w2v trained from scratch</text:p>
          </table:table-cell>
          <table:table-cell office:value-type="string" calcext:value-type="string">
            <text:p>w2v_trained_from_scratch_median</text:p>
          </table:table-cell>
          <table:table-cell office:value-type="string" calcext:value-type="string">
            <text:p>Average score for w2v fine tune ortho_pro_crustes</text:p>
          </table:table-cell>
          <table:table-cell office:value-type="string" calcext:value-type="string">
            <text:p>w2v_fine_tune_ortho_pro_crustes_median</text:p>
          </table:table-cell>
          <table:table-cell office:value-type="string" calcext:value-type="string">
            <text:p>Average score for w2v fine tune cca</text:p>
          </table:table-cell>
          <table:table-cell office:value-type="string" calcext:value-type="string">
            <text:p>w2v_fine_tune_cca_media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766743589351198" calcext:value-type="float">
            <text:p>0.07667435893512</text:p>
          </table:table-cell>
          <table:table-cell office:value-type="float" office:value="0.0852558182696907" calcext:value-type="float">
            <text:p>0.085255818269691</text:p>
          </table:table-cell>
          <table:table-cell office:value-type="float" office:value="0.185478640186543" calcext:value-type="float">
            <text:p>0.185478640186543</text:p>
          </table:table-cell>
          <table:table-cell office:value-type="float" office:value="0.162340411750638" calcext:value-type="float">
            <text:p>0.162340411750638</text:p>
          </table:table-cell>
          <table:table-cell office:value-type="float" office:value="0.0984224796573206" calcext:value-type="float">
            <text:p>0.098422479657321</text:p>
          </table:table-cell>
          <table:table-cell office:value-type="float" office:value="0.10641854422433" calcext:value-type="float">
            <text:p>0.106418544224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847294134023238" calcext:value-type="float">
            <text:p>0.084729413402324</text:p>
          </table:table-cell>
          <table:table-cell office:value-type="float" office:value="0.0880727620027503" calcext:value-type="float">
            <text:p>0.08807276200275</text:p>
          </table:table-cell>
          <table:table-cell office:value-type="float" office:value="0.15672521630112" calcext:value-type="float">
            <text:p>0.15672521630112</text:p>
          </table:table-cell>
          <table:table-cell office:value-type="float" office:value="0.148102890326052" calcext:value-type="float">
            <text:p>0.148102890326052</text:p>
          </table:table-cell>
          <table:table-cell office:value-type="float" office:value="0.0974177099733937" calcext:value-type="float">
            <text:p>0.097417709973394</text:p>
          </table:table-cell>
          <table:table-cell office:value-type="float" office:value="0.0936454928651148" calcext:value-type="float">
            <text:p>0.0936454928651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895533423737333" calcext:value-type="float">
            <text:p>0.089553342373733</text:p>
          </table:table-cell>
          <table:table-cell office:value-type="float" office:value="0.0759860291772959" calcext:value-type="float">
            <text:p>0.075986029177296</text:p>
          </table:table-cell>
          <table:table-cell office:value-type="float" office:value="0.163798273826132" calcext:value-type="float">
            <text:p>0.163798273826132</text:p>
          </table:table-cell>
          <table:table-cell office:value-type="float" office:value="0.184926359215561" calcext:value-type="float">
            <text:p>0.184926359215561</text:p>
          </table:table-cell>
          <table:table-cell office:value-type="float" office:value="0.101763191482648" calcext:value-type="float">
            <text:p>0.101763191482648</text:p>
          </table:table-cell>
          <table:table-cell office:value-type="float" office:value="0.0949288255341199" calcext:value-type="float">
            <text:p>0.094928825534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918283784827408" calcext:value-type="float">
            <text:p>0.091828378482741</text:p>
          </table:table-cell>
          <table:table-cell office:value-type="float" office:value="0.0834482403190769" calcext:value-type="float">
            <text:p>0.083448240319077</text:p>
          </table:table-cell>
          <table:table-cell office:value-type="float" office:value="0.164294598014987" calcext:value-type="float">
            <text:p>0.164294598014987</text:p>
          </table:table-cell>
          <table:table-cell office:value-type="float" office:value="0.173346862792969" calcext:value-type="float">
            <text:p>0.173346862792969</text:p>
          </table:table-cell>
          <table:table-cell office:value-type="float" office:value="0.109396831901706" calcext:value-type="float">
            <text:p>0.109396831901706</text:p>
          </table:table-cell>
          <table:table-cell office:value-type="float" office:value="0.10306847397162" calcext:value-type="float">
            <text:p>0.103068473971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854652804819343" calcext:value-type="float">
            <text:p>0.085465280481934</text:p>
          </table:table-cell>
          <table:table-cell office:value-type="float" office:value="0.0766055609255421" calcext:value-type="float">
            <text:p>0.076605560925542</text:p>
          </table:table-cell>
          <table:table-cell office:value-type="float" office:value="0.157542597652417" calcext:value-type="float">
            <text:p>0.157542597652417</text:p>
          </table:table-cell>
          <table:table-cell office:value-type="float" office:value="0.159990284199617" calcext:value-type="float">
            <text:p>0.159990284199617</text:p>
          </table:table-cell>
          <table:table-cell office:value-type="float" office:value="0.117131355321576" calcext:value-type="float">
            <text:p>0.117131355321576</text:p>
          </table:table-cell>
          <table:table-cell office:value-type="float" office:value="0.0998830865353954" calcext:value-type="float">
            <text:p>0.0998830865353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927549887676628" calcext:value-type="float">
            <text:p>0.092754988767663</text:p>
          </table:table-cell>
          <table:table-cell office:value-type="float" office:value="0.0839806038992746" calcext:value-type="float">
            <text:p>0.083980603899275</text:p>
          </table:table-cell>
          <table:table-cell office:value-type="float" office:value="0.15040124776412" calcext:value-type="float">
            <text:p>0.15040124776412</text:p>
          </table:table-cell>
          <table:table-cell office:value-type="float" office:value="0.156202878368144" calcext:value-type="float">
            <text:p>0.156202878368144</text:p>
          </table:table-cell>
          <table:table-cell office:value-type="float" office:value="0.129620496010294" calcext:value-type="float">
            <text:p>0.129620496010294</text:p>
          </table:table-cell>
          <table:table-cell office:value-type="float" office:value="0.124240068708147" calcext:value-type="float">
            <text:p>0.12424006870814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854403506236993" calcext:value-type="float">
            <text:p>0.085440350623699</text:p>
          </table:table-cell>
          <table:table-cell office:value-type="float" office:value="0.075947116151148" calcext:value-type="float">
            <text:p>0.075947116151148</text:p>
          </table:table-cell>
          <table:table-cell office:value-type="float" office:value="0.151293659804331" calcext:value-type="float">
            <text:p>0.151293659804331</text:p>
          </table:table-cell>
          <table:table-cell office:value-type="float" office:value="0.124964998206314" calcext:value-type="float">
            <text:p>0.124964998206314</text:p>
          </table:table-cell>
          <table:table-cell office:value-type="float" office:value="0.129607836664939" calcext:value-type="float">
            <text:p>0.129607836664939</text:p>
          </table:table-cell>
          <table:table-cell office:value-type="float" office:value="0.118997304488202" calcext:value-type="float">
            <text:p>0.11899730448820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899674622601171" calcext:value-type="float">
            <text:p>0.089967462260117</text:p>
          </table:table-cell>
          <table:table-cell office:value-type="float" office:value="0.0819633297044404" calcext:value-type="float">
            <text:p>0.08196332970444</text:p>
          </table:table-cell>
          <table:table-cell office:value-type="float" office:value="0.147641319600461" calcext:value-type="float">
            <text:p>0.147641319600461</text:p>
          </table:table-cell>
          <table:table-cell office:value-type="float" office:value="0.13401433205118" calcext:value-type="float">
            <text:p>0.13401433205118</text:p>
          </table:table-cell>
          <table:table-cell office:value-type="float" office:value="0.133748130727566" calcext:value-type="float">
            <text:p>0.133748130727566</text:p>
          </table:table-cell>
          <table:table-cell office:value-type="float" office:value="0.128095192422672" calcext:value-type="float">
            <text:p>0.12809519242267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911007617768787" calcext:value-type="float">
            <text:p>0.091100761776879</text:p>
          </table:table-cell>
          <table:table-cell office:value-type="float" office:value="0.0827359818439094" calcext:value-type="float">
            <text:p>0.08273598184391</text:p>
          </table:table-cell>
          <table:table-cell office:value-type="float" office:value="0.157449458375269" calcext:value-type="float">
            <text:p>0.157449458375269</text:p>
          </table:table-cell>
          <table:table-cell office:value-type="float" office:value="0.146557031748246" calcext:value-type="float">
            <text:p>0.146557031748246</text:p>
          </table:table-cell>
          <table:table-cell office:value-type="float" office:value="0.117418963633427" calcext:value-type="float">
            <text:p>0.117418963633427</text:p>
          </table:table-cell>
          <table:table-cell office:value-type="float" office:value="0.108906605000399" calcext:value-type="float">
            <text:p>0.10890660500039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924988561513473" calcext:value-type="float">
            <text:p>0.092498856151347</text:p>
          </table:table-cell>
          <table:table-cell office:value-type="float" office:value="0.0907294822225765" calcext:value-type="float">
            <text:p>0.090729482222577</text:p>
          </table:table-cell>
          <table:table-cell office:value-type="float" office:value="0.150690092374841" calcext:value-type="float">
            <text:p>0.150690092374841</text:p>
          </table:table-cell>
          <table:table-cell office:value-type="float" office:value="0.131021379743304" calcext:value-type="float">
            <text:p>0.131021379743304</text:p>
          </table:table-cell>
          <table:table-cell office:value-type="float" office:value="0.121142338219467" calcext:value-type="float">
            <text:p>0.121142338219467</text:p>
          </table:table-cell>
          <table:table-cell office:value-type="float" office:value="0.110304453324298" calcext:value-type="float">
            <text:p>0.11030445332429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886188015506845" calcext:value-type="float">
            <text:p>0.088618801550685</text:p>
          </table:table-cell>
          <table:table-cell office:value-type="float" office:value="0.0851981089066486" calcext:value-type="float">
            <text:p>0.085198108906649</text:p>
          </table:table-cell>
          <table:table-cell office:value-type="float" office:value="0.149231609867196" calcext:value-type="float">
            <text:p>0.149231609867196</text:p>
          </table:table-cell>
          <table:table-cell office:value-type="float" office:value="0.144174574248645" calcext:value-type="float">
            <text:p>0.144174574248645</text:p>
          </table:table-cell>
          <table:table-cell office:value-type="float" office:value="0.128914367631295" calcext:value-type="float">
            <text:p>0.128914367631295</text:p>
          </table:table-cell>
          <table:table-cell office:value-type="float" office:value="0.118220987125319" calcext:value-type="float">
            <text:p>0.11822098712531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920408725939864" calcext:value-type="float">
            <text:p>0.092040872593986</text:p>
          </table:table-cell>
          <table:table-cell office:value-type="float" office:value="0.0824429134446748" calcext:value-type="float">
            <text:p>0.082442913444675</text:p>
          </table:table-cell>
          <table:table-cell office:value-type="float" office:value="0.161073162983539" calcext:value-type="float">
            <text:p>0.161073162983539</text:p>
          </table:table-cell>
          <table:table-cell office:value-type="float" office:value="0.153931934590242" calcext:value-type="float">
            <text:p>0.153931934590242</text:p>
          </table:table-cell>
          <table:table-cell office:value-type="float" office:value="0.12573092713648" calcext:value-type="float">
            <text:p>0.12573092713648</text:p>
          </table:table-cell>
          <table:table-cell office:value-type="float" office:value="0.119693827726403" calcext:value-type="float">
            <text:p>0.11969382772640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933388901275842" calcext:value-type="float">
            <text:p>0.093338890127584</text:p>
          </table:table-cell>
          <table:table-cell office:value-type="float" office:value="0.0859042918925383" calcext:value-type="float">
            <text:p>0.085904291892538</text:p>
          </table:table-cell>
          <table:table-cell office:value-type="float" office:value="0.150502687622901" calcext:value-type="float">
            <text:p>0.150502687622901</text:p>
          </table:table-cell>
          <table:table-cell office:value-type="float" office:value="0.144151916503906" calcext:value-type="float">
            <text:p>0.144151916503906</text:p>
          </table:table-cell>
          <table:table-cell office:value-type="float" office:value="0.132264178840482" calcext:value-type="float">
            <text:p>0.132264178840482</text:p>
          </table:table-cell>
          <table:table-cell office:value-type="float" office:value="0.131555736308195" calcext:value-type="float">
            <text:p>0.13155573630819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901373219694096" calcext:value-type="float">
            <text:p>0.09013732196941</text:p>
          </table:table-cell>
          <table:table-cell office:value-type="float" office:value="0.0878846024493782" calcext:value-type="float">
            <text:p>0.087884602449378</text:p>
          </table:table-cell>
          <table:table-cell office:value-type="float" office:value="0.151401950215885" calcext:value-type="float">
            <text:p>0.151401950215885</text:p>
          </table:table-cell>
          <table:table-cell office:value-type="float" office:value="0.143325618821747" calcext:value-type="float">
            <text:p>0.143325618821747</text:p>
          </table:table-cell>
          <table:table-cell office:value-type="float" office:value="0.12793706094065" calcext:value-type="float">
            <text:p>0.12793706094065</text:p>
          </table:table-cell>
          <table:table-cell office:value-type="float" office:value="0.118109703842474" calcext:value-type="float">
            <text:p>0.11810970384247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859153495687826" calcext:value-type="float">
            <text:p>0.085915349568783</text:p>
          </table:table-cell>
          <table:table-cell office:value-type="float" office:value="0.0803040702975526" calcext:value-type="float">
            <text:p>0.080304070297553</text:p>
          </table:table-cell>
          <table:table-cell office:value-type="float" office:value="0.158497157468945" calcext:value-type="float">
            <text:p>0.158497157468945</text:p>
          </table:table-cell>
          <table:table-cell office:value-type="float" office:value="0.15993210150271" calcext:value-type="float">
            <text:p>0.15993210150271</text:p>
          </table:table-cell>
          <table:table-cell office:value-type="float" office:value="0.137516380758847" calcext:value-type="float">
            <text:p>0.137516380758847</text:p>
          </table:table-cell>
          <table:table-cell office:value-type="float" office:value="0.135830458037707" calcext:value-type="float">
            <text:p>0.13583045803770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883404430689687" calcext:value-type="float">
            <text:p>0.088340443068969</text:p>
          </table:table-cell>
          <table:table-cell office:value-type="float" office:value="0.0845191052495217" calcext:value-type="float">
            <text:p>0.084519105249522</text:p>
          </table:table-cell>
          <table:table-cell office:value-type="float" office:value="0.160087479571907" calcext:value-type="float">
            <text:p>0.160087479571907</text:p>
          </table:table-cell>
          <table:table-cell office:value-type="float" office:value="0.147134000817124" calcext:value-type="float">
            <text:p>0.147134000817124</text:p>
          </table:table-cell>
          <table:table-cell office:value-type="float" office:value="0.12573171703461" calcext:value-type="float">
            <text:p>0.12573171703461</text:p>
          </table:table-cell>
          <table:table-cell office:value-type="float" office:value="0.120380186742666" calcext:value-type="float">
            <text:p>0.12038018674266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875396476867642" calcext:value-type="float">
            <text:p>0.087539647686764</text:p>
          </table:table-cell>
          <table:table-cell office:value-type="float" office:value="0.0856473214285714" calcext:value-type="float">
            <text:p>0.085647321428572</text:p>
          </table:table-cell>
          <table:table-cell office:value-type="float" office:value="0.161701689781698" calcext:value-type="float">
            <text:p>0.161701689781698</text:p>
          </table:table-cell>
          <table:table-cell office:value-type="float" office:value="0.139312171157526" calcext:value-type="float">
            <text:p>0.139312171157526</text:p>
          </table:table-cell>
          <table:table-cell office:value-type="float" office:value="0.136830731837446" calcext:value-type="float">
            <text:p>0.136830731837446</text:p>
          </table:table-cell>
          <table:table-cell office:value-type="float" office:value="0.132789132254464" calcext:value-type="float">
            <text:p>0.13278913225446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916136343819755" calcext:value-type="float">
            <text:p>0.091613634381976</text:p>
          </table:table-cell>
          <table:table-cell office:value-type="float" office:value="0.0853561339086416" calcext:value-type="float">
            <text:p>0.085356133908642</text:p>
          </table:table-cell>
          <table:table-cell office:value-type="float" office:value="0.154567915001694" calcext:value-type="float">
            <text:p>0.154567915001694</text:p>
          </table:table-cell>
          <table:table-cell office:value-type="float" office:value="0.140351437938457" calcext:value-type="float">
            <text:p>0.140351437938457</text:p>
          </table:table-cell>
          <table:table-cell office:value-type="float" office:value="0.130698727666115" calcext:value-type="float">
            <text:p>0.130698727666115</text:p>
          </table:table-cell>
          <table:table-cell office:value-type="float" office:value="0.126165503677057" calcext:value-type="float">
            <text:p>0.12616550367705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849077584837419" calcext:value-type="float">
            <text:p>0.084907758483742</text:p>
          </table:table-cell>
          <table:table-cell office:value-type="float" office:value="0.0855273001534598" calcext:value-type="float">
            <text:p>0.08552730015346</text:p>
          </table:table-cell>
          <table:table-cell office:value-type="float" office:value="0.15992672725147" calcext:value-type="float">
            <text:p>0.15992672725147</text:p>
          </table:table-cell>
          <table:table-cell office:value-type="float" office:value="0.151522216796875" calcext:value-type="float">
            <text:p>0.151522216796875</text:p>
          </table:table-cell>
          <table:table-cell office:value-type="float" office:value="0.153512904633829" calcext:value-type="float">
            <text:p>0.153512904633829</text:p>
          </table:table-cell>
          <table:table-cell office:value-type="float" office:value="0.156990219427615" calcext:value-type="float">
            <text:p>0.15699021942761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848486427638842" calcext:value-type="float">
            <text:p>0.084848642763884</text:p>
          </table:table-cell>
          <table:table-cell office:value-type="float" office:value="0.0822585935008769" calcext:value-type="float">
            <text:p>0.082258593500877</text:p>
          </table:table-cell>
          <table:table-cell office:value-type="float" office:value="0.161178989495021" calcext:value-type="float">
            <text:p>0.161178989495021</text:p>
          </table:table-cell>
          <table:table-cell office:value-type="float" office:value="0.151948690609056" calcext:value-type="float">
            <text:p>0.151948690609056</text:p>
          </table:table-cell>
          <table:table-cell office:value-type="float" office:value="0.147889187126532" calcext:value-type="float">
            <text:p>0.147889187126532</text:p>
          </table:table-cell>
          <table:table-cell office:value-type="float" office:value="0.144438414281728" calcext:value-type="float">
            <text:p>0.14443841428172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830546269224168" calcext:value-type="float">
            <text:p>0.083054626922417</text:p>
          </table:table-cell>
          <table:table-cell office:value-type="float" office:value="0.080286236198581" calcext:value-type="float">
            <text:p>0.080286236198581</text:p>
          </table:table-cell>
          <table:table-cell office:value-type="float" office:value="0.159753624512126" calcext:value-type="float">
            <text:p>0.159753624512126</text:p>
          </table:table-cell>
          <table:table-cell office:value-type="float" office:value="0.147926984514509" calcext:value-type="float">
            <text:p>0.147926984514509</text:p>
          </table:table-cell>
          <table:table-cell office:value-type="float" office:value="0.137940179522164" calcext:value-type="float">
            <text:p>0.137940179522164</text:p>
          </table:table-cell>
          <table:table-cell office:value-type="float" office:value="0.131057452766263" calcext:value-type="float">
            <text:p>0.13105745276626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818978481993383" calcext:value-type="float">
            <text:p>0.081897848199338</text:p>
          </table:table-cell>
          <table:table-cell office:value-type="float" office:value="0.081967586595185" calcext:value-type="float">
            <text:p>0.081967586595185</text:p>
          </table:table-cell>
          <table:table-cell office:value-type="float" office:value="0.159912606624681" calcext:value-type="float">
            <text:p>0.159912606624681</text:p>
          </table:table-cell>
          <table:table-cell office:value-type="float" office:value="0.149205951301419" calcext:value-type="float">
            <text:p>0.149205951301419</text:p>
          </table:table-cell>
          <table:table-cell office:value-type="float" office:value="0.152111134805485" calcext:value-type="float">
            <text:p>0.152111134805485</text:p>
          </table:table-cell>
          <table:table-cell office:value-type="float" office:value="0.148637614347497" calcext:value-type="float">
            <text:p>0.148637614347497</text:p>
          </table:table-cell>
        </table:table-row>
      </table:table>
      <table:table table:name="fasttext" table:style-name="ta1">
        <table:shapes>
          <draw:frame draw:z-index="0" draw:style-name="gr1" draw:text-style-name="P1" svg:width="547.2pt" svg:height="268.04pt" svg:x="47.37pt" svg:y="43.68pt">
            <draw:object draw:notify-on-update-of-ranges="fasttext.A2:fasttext.A23 fasttext.D1:fasttext.D1 fasttext.D2:fasttext.D23 fasttext.B1:fasttext.B1 fasttext.B2:fasttext.B2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538.87pt" svg:height="303.11pt" svg:x="464.71pt" svg:y="93.29pt">
            <draw:object draw:notify-on-update-of-ranges="fasttext.A2:fasttext.A23 fasttext.D1:fasttext.D1 fasttext.D2:fasttext.D23 fasttext.F1:fasttext.F1 fasttext.F2:fasttext.F2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Number of clusters</text:p>
          </table:table-cell>
          <table:table-cell office:value-type="string" calcext:value-type="string">
            <text:p>fasttext_trained_from_scratch_mean</text:p>
          </table:table-cell>
          <table:table-cell office:value-type="string" calcext:value-type="string">
            <text:p>fasttext_trained_from_scratch_median</text:p>
          </table:table-cell>
          <table:table-cell office:value-type="string" calcext:value-type="string">
            <text:p>fasttext_fine_tune_ortho_procrustes_mean</text:p>
          </table:table-cell>
          <table:table-cell office:value-type="string" calcext:value-type="string">
            <text:p>fasttext_fine_tune_ortho_procrustes_median</text:p>
          </table:table-cell>
          <table:table-cell office:value-type="string" calcext:value-type="string">
            <text:p>fasttext_fine_tune_cca_mean</text:p>
          </table:table-cell>
          <table:table-cell office:value-type="string" calcext:value-type="string">
            <text:p>fasttext_fine_tune_cca_media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39780148875957" calcext:value-type="float">
            <text:p>0.139780148875957</text:p>
          </table:table-cell>
          <table:table-cell office:value-type="float" office:value="0.139504793128189" calcext:value-type="float">
            <text:p>0.139504793128189</text:p>
          </table:table-cell>
          <table:table-cell office:value-type="float" office:value="0.252034047296374" calcext:value-type="float">
            <text:p>0.252034047296374</text:p>
          </table:table-cell>
          <table:table-cell office:value-type="float" office:value="0.278028414979273" calcext:value-type="float">
            <text:p>0.278028414979273</text:p>
          </table:table-cell>
          <table:table-cell office:value-type="float" office:value="0.251689212899166" calcext:value-type="float">
            <text:p>0.251689212899166</text:p>
          </table:table-cell>
          <table:table-cell office:value-type="float" office:value="0.276733946508291" calcext:value-type="float">
            <text:p>0.2767339465082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37468890754544" calcext:value-type="float">
            <text:p>0.137468890754544</text:p>
          </table:table-cell>
          <table:table-cell office:value-type="float" office:value="0.133412076988999" calcext:value-type="float">
            <text:p>0.133412076988999</text:p>
          </table:table-cell>
          <table:table-cell office:value-type="float" office:value="0.252748948700574" calcext:value-type="float">
            <text:p>0.252748948700574</text:p>
          </table:table-cell>
          <table:table-cell office:value-type="float" office:value="0.263079759247449" calcext:value-type="float">
            <text:p>0.263079759247449</text:p>
          </table:table-cell>
          <table:table-cell office:value-type="float" office:value="0.251908559993822" calcext:value-type="float">
            <text:p>0.251908559993822</text:p>
          </table:table-cell>
          <table:table-cell office:value-type="float" office:value="0.262818840182557" calcext:value-type="float">
            <text:p>0.26281884018255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37071224567301" calcext:value-type="float">
            <text:p>0.137071224567301</text:p>
          </table:table-cell>
          <table:table-cell office:value-type="float" office:value="0.128528816067443" calcext:value-type="float">
            <text:p>0.128528816067443</text:p>
          </table:table-cell>
          <table:table-cell office:value-type="float" office:value="0.259355333116319" calcext:value-type="float">
            <text:p>0.259355333116319</text:p>
          </table:table-cell>
          <table:table-cell office:value-type="float" office:value="0.284909742705676" calcext:value-type="float">
            <text:p>0.284909742705676</text:p>
          </table:table-cell>
          <table:table-cell office:value-type="float" office:value="0.259200072688581" calcext:value-type="float">
            <text:p>0.259200072688581</text:p>
          </table:table-cell>
          <table:table-cell office:value-type="float" office:value="0.284636703802615" calcext:value-type="float">
            <text:p>0.2846367038026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37411106654576" calcext:value-type="float">
            <text:p>0.137411106654576</text:p>
          </table:table-cell>
          <table:table-cell office:value-type="float" office:value="0.135973292759487" calcext:value-type="float">
            <text:p>0.135973292759487</text:p>
          </table:table-cell>
          <table:table-cell office:value-type="float" office:value="0.256817390286193" calcext:value-type="float">
            <text:p>0.256817390286193</text:p>
          </table:table-cell>
          <table:table-cell office:value-type="float" office:value="0.266171675701531" calcext:value-type="float">
            <text:p>0.266171675701531</text:p>
          </table:table-cell>
          <table:table-cell office:value-type="float" office:value="0.256753815320073" calcext:value-type="float">
            <text:p>0.256753815320073</text:p>
          </table:table-cell>
          <table:table-cell office:value-type="float" office:value="0.266601824079241" calcext:value-type="float">
            <text:p>0.2666018240792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38045604472258" calcext:value-type="float">
            <text:p>0.138045604472258</text:p>
          </table:table-cell>
          <table:table-cell office:value-type="float" office:value="0.127866671815211" calcext:value-type="float">
            <text:p>0.127866671815211</text:p>
          </table:table-cell>
          <table:table-cell office:value-type="float" office:value="0.250916497007457" calcext:value-type="float">
            <text:p>0.250916497007457</text:p>
          </table:table-cell>
          <table:table-cell office:value-type="float" office:value="0.249961659956952" calcext:value-type="float">
            <text:p>0.249961659956952</text:p>
          </table:table-cell>
          <table:table-cell office:value-type="float" office:value="0.250402672975741" calcext:value-type="float">
            <text:p>0.250402672975741</text:p>
          </table:table-cell>
          <table:table-cell office:value-type="float" office:value="0.250538180604273" calcext:value-type="float">
            <text:p>0.25053818060427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40255583938287" calcext:value-type="float">
            <text:p>0.140255583938287</text:p>
          </table:table-cell>
          <table:table-cell office:value-type="float" office:value="0.141643950793208" calcext:value-type="float">
            <text:p>0.141643950793208</text:p>
          </table:table-cell>
          <table:table-cell office:value-type="float" office:value="0.246771177175094" calcext:value-type="float">
            <text:p>0.246771177175094</text:p>
          </table:table-cell>
          <table:table-cell office:value-type="float" office:value="0.237936040138712" calcext:value-type="float">
            <text:p>0.237936040138712</text:p>
          </table:table-cell>
          <table:table-cell office:value-type="float" office:value="0.247292596466687" calcext:value-type="float">
            <text:p>0.247292596466687</text:p>
          </table:table-cell>
          <table:table-cell office:value-type="float" office:value="0.241208234514509" calcext:value-type="float">
            <text:p>0.24120823451450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36717381134197" calcext:value-type="float">
            <text:p>0.136717381134197</text:p>
          </table:table-cell>
          <table:table-cell office:value-type="float" office:value="0.140088413783482" calcext:value-type="float">
            <text:p>0.140088413783482</text:p>
          </table:table-cell>
          <table:table-cell office:value-type="float" office:value="0.222357868723147" calcext:value-type="float">
            <text:p>0.222357868723147</text:p>
          </table:table-cell>
          <table:table-cell office:value-type="float" office:value="0.215977010921556" calcext:value-type="float">
            <text:p>0.215977010921556</text:p>
          </table:table-cell>
          <table:table-cell office:value-type="float" office:value="0.221585812676222" calcext:value-type="float">
            <text:p>0.221585812676222</text:p>
          </table:table-cell>
          <table:table-cell office:value-type="float" office:value="0.212590655891263" calcext:value-type="float">
            <text:p>0.21259065589126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41353332293056" calcext:value-type="float">
            <text:p>0.141353332293056</text:p>
          </table:table-cell>
          <table:table-cell office:value-type="float" office:value="0.144033670230788" calcext:value-type="float">
            <text:p>0.144033670230788</text:p>
          </table:table-cell>
          <table:table-cell office:value-type="float" office:value="0.228426415721207" calcext:value-type="float">
            <text:p>0.228426415721207</text:p>
          </table:table-cell>
          <table:table-cell office:value-type="float" office:value="0.230467292629943" calcext:value-type="float">
            <text:p>0.230467292629943</text:p>
          </table:table-cell>
          <table:table-cell office:value-type="float" office:value="0.228253913270742" calcext:value-type="float">
            <text:p>0.228253913270742</text:p>
          </table:table-cell>
          <table:table-cell office:value-type="float" office:value="0.230357342155612" calcext:value-type="float">
            <text:p>0.23035734215561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4506021434758" calcext:value-type="float">
            <text:p>0.14506021434758</text:p>
          </table:table-cell>
          <table:table-cell office:value-type="float" office:value="0.15402926698023" calcext:value-type="float">
            <text:p>0.15402926698023</text:p>
          </table:table-cell>
          <table:table-cell office:value-type="float" office:value="0.222010197023145" calcext:value-type="float">
            <text:p>0.222010197023145</text:p>
          </table:table-cell>
          <table:table-cell office:value-type="float" office:value="0.217045001594388" calcext:value-type="float">
            <text:p>0.217045001594388</text:p>
          </table:table-cell>
          <table:table-cell office:value-type="float" office:value="0.221944013842109" calcext:value-type="float">
            <text:p>0.221944013842109</text:p>
          </table:table-cell>
          <table:table-cell office:value-type="float" office:value="0.216428720902423" calcext:value-type="float">
            <text:p>0.21642872090242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45108562858737" calcext:value-type="float">
            <text:p>0.145108562858737</text:p>
          </table:table-cell>
          <table:table-cell office:value-type="float" office:value="0.14301720444037" calcext:value-type="float">
            <text:p>0.14301720444037</text:p>
          </table:table-cell>
          <table:table-cell office:value-type="float" office:value="0.22361625777264" calcext:value-type="float">
            <text:p>0.22361625777264</text:p>
          </table:table-cell>
          <table:table-cell office:value-type="float" office:value="0.227233537946429" calcext:value-type="float">
            <text:p>0.227233537946429</text:p>
          </table:table-cell>
          <table:table-cell office:value-type="float" office:value="0.223762515445631" calcext:value-type="float">
            <text:p>0.223762515445631</text:p>
          </table:table-cell>
          <table:table-cell office:value-type="float" office:value="0.225188137755102" calcext:value-type="float">
            <text:p>0.22518813775510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47637746160301" calcext:value-type="float">
            <text:p>0.147637746160301</text:p>
          </table:table-cell>
          <table:table-cell office:value-type="float" office:value="0.146266242825255" calcext:value-type="float">
            <text:p>0.146266242825255</text:p>
          </table:table-cell>
          <table:table-cell office:value-type="float" office:value="0.224782276654035" calcext:value-type="float">
            <text:p>0.224782276654035</text:p>
          </table:table-cell>
          <table:table-cell office:value-type="float" office:value="0.228047634825415" calcext:value-type="float">
            <text:p>0.228047634825415</text:p>
          </table:table-cell>
          <table:table-cell office:value-type="float" office:value="0.22499948885281" calcext:value-type="float">
            <text:p>0.22499948885281</text:p>
          </table:table-cell>
          <table:table-cell office:value-type="float" office:value="0.22845769142618" calcext:value-type="float">
            <text:p>0.2284576914261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143817735278715" calcext:value-type="float">
            <text:p>0.143817735278715</text:p>
          </table:table-cell>
          <table:table-cell office:value-type="float" office:value="0.149251484773597" calcext:value-type="float">
            <text:p>0.149251484773597</text:p>
          </table:table-cell>
          <table:table-cell office:value-type="float" office:value="0.242316599878772" calcext:value-type="float">
            <text:p>0.242316599878772</text:p>
          </table:table-cell>
          <table:table-cell office:value-type="float" office:value="0.236159418845663" calcext:value-type="float">
            <text:p>0.236159418845663</text:p>
          </table:table-cell>
          <table:table-cell office:value-type="float" office:value="0.24073644177667" calcext:value-type="float">
            <text:p>0.24073644177667</text:p>
          </table:table-cell>
          <table:table-cell office:value-type="float" office:value="0.236782450773278" calcext:value-type="float">
            <text:p>0.23678245077327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43251949388154" calcext:value-type="float">
            <text:p>0.143251949388154</text:p>
          </table:table-cell>
          <table:table-cell office:value-type="float" office:value="0.14324608004823" calcext:value-type="float">
            <text:p>0.14324608004823</text:p>
          </table:table-cell>
          <table:table-cell office:value-type="float" office:value="0.244313292211416" calcext:value-type="float">
            <text:p>0.244313292211416</text:p>
          </table:table-cell>
          <table:table-cell office:value-type="float" office:value="0.239138320611448" calcext:value-type="float">
            <text:p>0.239138320611448</text:p>
          </table:table-cell>
          <table:table-cell office:value-type="float" office:value="0.244624973426871" calcext:value-type="float">
            <text:p>0.244624973426871</text:p>
          </table:table-cell>
          <table:table-cell office:value-type="float" office:value="0.239822773836097" calcext:value-type="float">
            <text:p>0.23982277383609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144842947180762" calcext:value-type="float">
            <text:p>0.144842947180762</text:p>
          </table:table-cell>
          <table:table-cell office:value-type="float" office:value="0.148574442960778" calcext:value-type="float">
            <text:p>0.148574442960778</text:p>
          </table:table-cell>
          <table:table-cell office:value-type="float" office:value="0.229289771375725" calcext:value-type="float">
            <text:p>0.229289771375725</text:p>
          </table:table-cell>
          <table:table-cell office:value-type="float" office:value="0.231426130022321" calcext:value-type="float">
            <text:p>0.231426130022321</text:p>
          </table:table-cell>
          <table:table-cell office:value-type="float" office:value="0.229726100015044" calcext:value-type="float">
            <text:p>0.229726100015044</text:p>
          </table:table-cell>
          <table:table-cell office:value-type="float" office:value="0.230588976801658" calcext:value-type="float">
            <text:p>0.23058897680165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147333884725765" calcext:value-type="float">
            <text:p>0.147333884725765</text:p>
          </table:table-cell>
          <table:table-cell office:value-type="float" office:value="0.148752422722019" calcext:value-type="float">
            <text:p>0.148752422722019</text:p>
          </table:table-cell>
          <table:table-cell office:value-type="float" office:value="0.245387044588343" calcext:value-type="float">
            <text:p>0.245387044588343</text:p>
          </table:table-cell>
          <table:table-cell office:value-type="float" office:value="0.245386277802136" calcext:value-type="float">
            <text:p>0.245386277802136</text:p>
          </table:table-cell>
          <table:table-cell office:value-type="float" office:value="0.245248704706492" calcext:value-type="float">
            <text:p>0.245248704706492</text:p>
          </table:table-cell>
          <table:table-cell office:value-type="float" office:value="0.245907754703444" calcext:value-type="float">
            <text:p>0.24590775470344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143740302527959" calcext:value-type="float">
            <text:p>0.143740302527959</text:p>
          </table:table-cell>
          <table:table-cell office:value-type="float" office:value="0.149556486168686" calcext:value-type="float">
            <text:p>0.149556486168686</text:p>
          </table:table-cell>
          <table:table-cell office:value-type="float" office:value="0.241269650829082" calcext:value-type="float">
            <text:p>0.241269650829082</text:p>
          </table:table-cell>
          <table:table-cell office:value-type="float" office:value="0.238072684151786" calcext:value-type="float">
            <text:p>0.238072684151786</text:p>
          </table:table-cell>
          <table:table-cell office:value-type="float" office:value="0.241711783450825" calcext:value-type="float">
            <text:p>0.241711783450825</text:p>
          </table:table-cell>
          <table:table-cell office:value-type="float" office:value="0.243871372767857" calcext:value-type="float">
            <text:p>0.24387137276785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144520162507703" calcext:value-type="float">
            <text:p>0.144520162507703</text:p>
          </table:table-cell>
          <table:table-cell office:value-type="float" office:value="0.149186787507972" calcext:value-type="float">
            <text:p>0.149186787507972</text:p>
          </table:table-cell>
          <table:table-cell office:value-type="float" office:value="0.230946132451608" calcext:value-type="float">
            <text:p>0.230946132451608</text:p>
          </table:table-cell>
          <table:table-cell office:value-type="float" office:value="0.230894551179847" calcext:value-type="float">
            <text:p>0.230894551179847</text:p>
          </table:table-cell>
          <table:table-cell office:value-type="float" office:value="0.23148610842537" calcext:value-type="float">
            <text:p>0.23148610842537</text:p>
          </table:table-cell>
          <table:table-cell office:value-type="float" office:value="0.231108946508291" calcext:value-type="float">
            <text:p>0.23110894650829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43186126086177" calcext:value-type="float">
            <text:p>0.143186126086177</text:p>
          </table:table-cell>
          <table:table-cell office:value-type="float" office:value="0.150001637984295" calcext:value-type="float">
            <text:p>0.150001637984295</text:p>
          </table:table-cell>
          <table:table-cell office:value-type="float" office:value="0.241450958251953" calcext:value-type="float">
            <text:p>0.241450958251953</text:p>
          </table:table-cell>
          <table:table-cell office:value-type="float" office:value="0.233929144411671" calcext:value-type="float">
            <text:p>0.233929144411671</text:p>
          </table:table-cell>
          <table:table-cell office:value-type="float" office:value="0.242299670783841" calcext:value-type="float">
            <text:p>0.242299670783841</text:p>
          </table:table-cell>
          <table:table-cell office:value-type="float" office:value="0.234818713129783" calcext:value-type="float">
            <text:p>0.23481871312978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145704327163733" calcext:value-type="float">
            <text:p>0.145704327163733</text:p>
          </table:table-cell>
          <table:table-cell office:value-type="float" office:value="0.156361495037468" calcext:value-type="float">
            <text:p>0.156361495037468</text:p>
          </table:table-cell>
          <table:table-cell office:value-type="float" office:value="0.230159978445639" calcext:value-type="float">
            <text:p>0.230159978445639</text:p>
          </table:table-cell>
          <table:table-cell office:value-type="float" office:value="0.229477065728635" calcext:value-type="float">
            <text:p>0.229477065728635</text:p>
          </table:table-cell>
          <table:table-cell office:value-type="float" office:value="0.230267526040894" calcext:value-type="float">
            <text:p>0.230267526040894</text:p>
          </table:table-cell>
          <table:table-cell office:value-type="float" office:value="0.229939064492985" calcext:value-type="float">
            <text:p>0.22993906449298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144375769438316" calcext:value-type="float">
            <text:p>0.144375769438316</text:p>
          </table:table-cell>
          <table:table-cell office:value-type="float" office:value="0.145883813974809" calcext:value-type="float">
            <text:p>0.145883813974809</text:p>
          </table:table-cell>
          <table:table-cell office:value-type="float" office:value="0.234277092460626" calcext:value-type="float">
            <text:p>0.234277092460626</text:p>
          </table:table-cell>
          <table:table-cell office:value-type="float" office:value="0.228399321886958" calcext:value-type="float">
            <text:p>0.228399321886958</text:p>
          </table:table-cell>
          <table:table-cell office:value-type="float" office:value="0.234040475623631" calcext:value-type="float">
            <text:p>0.234040475623631</text:p>
          </table:table-cell>
          <table:table-cell office:value-type="float" office:value="0.228395398198342" calcext:value-type="float">
            <text:p>0.22839539819834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144513259245822" calcext:value-type="float">
            <text:p>0.144513259245822</text:p>
          </table:table-cell>
          <table:table-cell office:value-type="float" office:value="0.149837098413584" calcext:value-type="float">
            <text:p>0.149837098413584</text:p>
          </table:table-cell>
          <table:table-cell office:value-type="float" office:value="0.231909443808813" calcext:value-type="float">
            <text:p>0.231909443808813</text:p>
          </table:table-cell>
          <table:table-cell office:value-type="float" office:value="0.230653624242666" calcext:value-type="float">
            <text:p>0.230653624242666</text:p>
          </table:table-cell>
          <table:table-cell office:value-type="float" office:value="0.231828233241439" calcext:value-type="float">
            <text:p>0.231828233241439</text:p>
          </table:table-cell>
          <table:table-cell office:value-type="float" office:value="0.231914909518495" calcext:value-type="float">
            <text:p>0.23191490951849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44206101771763" calcext:value-type="float">
            <text:p>0.144206101771763</text:p>
          </table:table-cell>
          <table:table-cell office:value-type="float" office:value="0.149836575255102" calcext:value-type="float">
            <text:p>0.149836575255102</text:p>
          </table:table-cell>
          <table:table-cell office:value-type="float" office:value="0.230892423419563" calcext:value-type="float">
            <text:p>0.230892423419563</text:p>
          </table:table-cell>
          <table:table-cell office:value-type="float" office:value="0.231680758729273" calcext:value-type="float">
            <text:p>0.231680758729273</text:p>
          </table:table-cell>
          <table:table-cell office:value-type="float" office:value="0.230618738789461" calcext:value-type="float">
            <text:p>0.230618738789461</text:p>
          </table:table-cell>
          <table:table-cell office:value-type="float" office:value="0.232569555165816" calcext:value-type="float">
            <text:p>0.232569555165816</text:p>
          </table:table-cell>
        </table:table-row>
      </table:table>
      <table:table table:name="German Glove" table:style-name="ta1">
        <table:shapes>
          <draw:frame draw:z-index="0" draw:style-name="gr1" draw:text-style-name="P1" svg:width="506.18pt" svg:height="259pt" svg:x="232.47pt" svg:y="66.27pt">
            <draw:object draw:notify-on-update-of-ranges="'German Glove'.A2:'German Glove'.A23 'German Glove'.B1:'German Glove'.B1 'German Glove'.B2:'German Glove'.B23 'German Glove'.C1:'German Glove'.C1 'German Glove'.C2:'German Glove'.C23 'German Glove'.D1:'German Glove'.D1 'German Glove'.D2:'German Glove'.D23 'German Glove'.E1:'German Glove'.E1 'German Glove'.E2:'German Glove'.E2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umber of clusters</text:p>
          </table:table-cell>
          <table:table-cell office:value-type="string" calcext:value-type="string">
            <text:p>fine_tuned_glove_mean</text:p>
          </table:table-cell>
          <table:table-cell office:value-type="string" calcext:value-type="string">
            <text:p>fine_tuned_glove_median</text:p>
          </table:table-cell>
          <table:table-cell office:value-type="string" calcext:value-type="string">
            <text:p>glove_trained_from_scratch_mean</text:p>
          </table:table-cell>
          <table:table-cell office:value-type="string" calcext:value-type="string">
            <text:p>glove_trained_from_scratch_media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15361622179215" calcext:value-type="float">
            <text:p>0.115361622179215</text:p>
          </table:table-cell>
          <table:table-cell office:value-type="float" office:value="0.153016033561862" calcext:value-type="float">
            <text:p>0.153016033561862</text:p>
          </table:table-cell>
          <table:table-cell office:value-type="float" office:value="-0.00416866702866624" calcext:value-type="float">
            <text:p>-0.004168667028666</text:p>
          </table:table-cell>
          <table:table-cell office:value-type="float" office:value="-0.00528876946896923" calcext:value-type="float">
            <text:p>-0.0052887694689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870773426853881" calcext:value-type="float">
            <text:p>0.087077342685388</text:p>
          </table:table-cell>
          <table:table-cell office:value-type="float" office:value="0.0519346400669643" calcext:value-type="float">
            <text:p>0.051934640066964</text:p>
          </table:table-cell>
          <table:table-cell office:value-type="float" office:value="-0.00417643686946558" calcext:value-type="float">
            <text:p>-0.004176436869466</text:p>
          </table:table-cell>
          <table:table-cell office:value-type="float" office:value="-0.00448879631198182" calcext:value-type="float">
            <text:p>-0.0044887963119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877030539891076" calcext:value-type="float">
            <text:p>0.087703053989108</text:p>
          </table:table-cell>
          <table:table-cell office:value-type="float" office:value="0.0206403677804129" calcext:value-type="float">
            <text:p>0.020640367780413</text:p>
          </table:table-cell>
          <table:table-cell office:value-type="float" office:value="-0.00295710676111061" calcext:value-type="float">
            <text:p>-0.002957106761111</text:p>
          </table:table-cell>
          <table:table-cell office:value-type="float" office:value="-0.00381673812866211" calcext:value-type="float">
            <text:p>-0.0038167381286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958552590243671" calcext:value-type="float">
            <text:p>0.095855259024367</text:p>
          </table:table-cell>
          <table:table-cell office:value-type="float" office:value="0.131419584313217" calcext:value-type="float">
            <text:p>0.131419584313217</text:p>
          </table:table-cell>
          <table:table-cell office:value-type="float" office:value="-0.00218241539779974" calcext:value-type="float">
            <text:p>-0.0021824153978</text:p>
          </table:table-cell>
          <table:table-cell office:value-type="float" office:value="-0.00304729111340581" calcext:value-type="float">
            <text:p>-0.0030472911134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858609723520803" calcext:value-type="float">
            <text:p>0.08586097235208</text:p>
          </table:table-cell>
          <table:table-cell office:value-type="float" office:value="0.0874281840421716" calcext:value-type="float">
            <text:p>0.087428184042172</text:p>
          </table:table-cell>
          <table:table-cell office:value-type="float" office:value="-0.00257100180142341" calcext:value-type="float">
            <text:p>-0.002571001801423</text:p>
          </table:table-cell>
          <table:table-cell office:value-type="float" office:value="-0.00348848148268096" calcext:value-type="float">
            <text:p>-0.0034884814826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97313654763358" calcext:value-type="float">
            <text:p>0.097313654763358</text:p>
          </table:table-cell>
          <table:table-cell office:value-type="float" office:value="0.122886551837532" calcext:value-type="float">
            <text:p>0.122886551837532</text:p>
          </table:table-cell>
          <table:table-cell office:value-type="float" office:value="-0.00107493968642488" calcext:value-type="float">
            <text:p>-0.001074939686425</text:p>
          </table:table-cell>
          <table:table-cell office:value-type="float" office:value="-0.00343566699903838" calcext:value-type="float">
            <text:p>-0.00343566699903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914831211794844" calcext:value-type="float">
            <text:p>0.091483121179484</text:p>
          </table:table-cell>
          <table:table-cell office:value-type="float" office:value="0.0994760941485969" calcext:value-type="float">
            <text:p>0.099476094148597</text:p>
          </table:table-cell>
          <table:table-cell office:value-type="float" office:value="-0.000441148678034896" calcext:value-type="float">
            <text:p>-0.000441148678035</text:p>
          </table:table-cell>
          <table:table-cell office:value-type="float" office:value="-0.000637842295121174" calcext:value-type="float">
            <text:p>-0.0006378422951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857214468352649" calcext:value-type="float">
            <text:p>0.085721446835265</text:p>
          </table:table-cell>
          <table:table-cell office:value-type="float" office:value="0.0802179359903141" calcext:value-type="float">
            <text:p>0.080217935990314</text:p>
          </table:table-cell>
          <table:table-cell office:value-type="float" office:value="0.000308762065554815" calcext:value-type="float">
            <text:p>0.000308762065555</text:p>
          </table:table-cell>
          <table:table-cell office:value-type="float" office:value="-0.00265911764028121" calcext:value-type="float">
            <text:p>-0.00265911764028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987236093015087" calcext:value-type="float">
            <text:p>0.098723609301509</text:p>
          </table:table-cell>
          <table:table-cell office:value-type="float" office:value="0.1329568294603" calcext:value-type="float">
            <text:p>0.1329568294603</text:p>
          </table:table-cell>
          <table:table-cell office:value-type="float" office:value="0.00283667169460634" calcext:value-type="float">
            <text:p>0.002836671694606</text:p>
          </table:table-cell>
          <table:table-cell office:value-type="float" office:value="0.00352755021075813" calcext:value-type="float">
            <text:p>0.00352755021075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895714309945399" calcext:value-type="float">
            <text:p>0.08957143099454</text:p>
          </table:table-cell>
          <table:table-cell office:value-type="float" office:value="0.0954174306441326" calcext:value-type="float">
            <text:p>0.095417430644133</text:p>
          </table:table-cell>
          <table:table-cell office:value-type="float" office:value="0.00165290494646345" calcext:value-type="float">
            <text:p>0.001652904946463</text:p>
          </table:table-cell>
          <table:table-cell office:value-type="float" office:value="0.000899687007981904" calcext:value-type="float">
            <text:p>0.00089968700798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827367455862006" calcext:value-type="float">
            <text:p>0.082736745586201</text:p>
          </table:table-cell>
          <table:table-cell office:value-type="float" office:value="0.0849907263930963" calcext:value-type="float">
            <text:p>0.084990726393096</text:p>
          </table:table-cell>
          <table:table-cell office:value-type="float" office:value="0.00175140747175967" calcext:value-type="float">
            <text:p>0.00175140747176</text:p>
          </table:table-cell>
          <table:table-cell office:value-type="float" office:value="0.00179662120585539" calcext:value-type="float">
            <text:p>0.00179662120585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890628934409902" calcext:value-type="float">
            <text:p>0.08906289344099</text:p>
          </table:table-cell>
          <table:table-cell office:value-type="float" office:value="0.0979562440210459" calcext:value-type="float">
            <text:p>0.097956244021046</text:p>
          </table:table-cell>
          <table:table-cell office:value-type="float" office:value="0.000763107315911784" calcext:value-type="float">
            <text:p>0.000763107315912</text:p>
          </table:table-cell>
          <table:table-cell office:value-type="float" office:value="-0.00017975632025271" calcext:value-type="float">
            <text:p>-0.00017975632025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858922188752362" calcext:value-type="float">
            <text:p>0.085892218875236</text:p>
          </table:table-cell>
          <table:table-cell office:value-type="float" office:value="0.0941539157166773" calcext:value-type="float">
            <text:p>0.094153915716677</text:p>
          </table:table-cell>
          <table:table-cell office:value-type="float" office:value="0.00248793104392331" calcext:value-type="float">
            <text:p>0.002487931043923</text:p>
          </table:table-cell>
          <table:table-cell office:value-type="float" office:value="0.000934933253696986" calcext:value-type="float">
            <text:p>0.00093493325369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923821135364605" calcext:value-type="float">
            <text:p>0.092382113536461</text:p>
          </table:table-cell>
          <table:table-cell office:value-type="float" office:value="0.0941292400749362" calcext:value-type="float">
            <text:p>0.094129240074936</text:p>
          </table:table-cell>
          <table:table-cell office:value-type="float" office:value="0.00230018694201451" calcext:value-type="float">
            <text:p>0.002300186942015</text:p>
          </table:table-cell>
          <table:table-cell office:value-type="float" office:value="0.000968146032216598" calcext:value-type="float">
            <text:p>0.00096814603221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869820610035797" calcext:value-type="float">
            <text:p>0.08698206100358</text:p>
          </table:table-cell>
          <table:table-cell office:value-type="float" office:value="0.0841632516043527" calcext:value-type="float">
            <text:p>0.084163251604353</text:p>
          </table:table-cell>
          <table:table-cell office:value-type="float" office:value="0.00518012417750914" calcext:value-type="float">
            <text:p>0.005180124177509</text:p>
          </table:table-cell>
          <table:table-cell office:value-type="float" office:value="0.00262431748059331" calcext:value-type="float">
            <text:p>0.00262431748059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879842304808058" calcext:value-type="float">
            <text:p>0.087984230480806</text:p>
          </table:table-cell>
          <table:table-cell office:value-type="float" office:value="0.0812796830157844" calcext:value-type="float">
            <text:p>0.081279683015785</text:p>
          </table:table-cell>
          <table:table-cell office:value-type="float" office:value="0.00294428708601971" calcext:value-type="float">
            <text:p>0.00294428708602</text:p>
          </table:table-cell>
          <table:table-cell office:value-type="float" office:value="0.00161364029864876" calcext:value-type="float">
            <text:p>0.00161364029864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891493134543308" calcext:value-type="float">
            <text:p>0.089149313454331</text:p>
          </table:table-cell>
          <table:table-cell office:value-type="float" office:value="0.109512329101563" calcext:value-type="float">
            <text:p>0.109512329101563</text:p>
          </table:table-cell>
          <table:table-cell office:value-type="float" office:value="0.00424520940722778" calcext:value-type="float">
            <text:p>0.004245209407228</text:p>
          </table:table-cell>
          <table:table-cell office:value-type="float" office:value="0.00234038683832908" calcext:value-type="float">
            <text:p>0.00234038683832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874377910677268" calcext:value-type="float">
            <text:p>0.087437791067727</text:p>
          </table:table-cell>
          <table:table-cell office:value-type="float" office:value="0.115058500328842" calcext:value-type="float">
            <text:p>0.115058500328842</text:p>
          </table:table-cell>
          <table:table-cell office:value-type="float" office:value="0.00354976979810364" calcext:value-type="float">
            <text:p>0.003549769798104</text:p>
          </table:table-cell>
          <table:table-cell office:value-type="float" office:value="0.00116883647685148" calcext:value-type="float">
            <text:p>0.00116883647685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921510026570344" calcext:value-type="float">
            <text:p>0.092151002657034</text:p>
          </table:table-cell>
          <table:table-cell office:value-type="float" office:value="0.0984949726961097" calcext:value-type="float">
            <text:p>0.09849497269611</text:p>
          </table:table-cell>
          <table:table-cell office:value-type="float" office:value="0.00301204560093819" calcext:value-type="float">
            <text:p>0.003012045600938</text:p>
          </table:table-cell>
          <table:table-cell office:value-type="float" office:value="0.00176253026845504" calcext:value-type="float">
            <text:p>0.00176253026845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935445430784915" calcext:value-type="float">
            <text:p>0.093544543078492</text:p>
          </table:table-cell>
          <table:table-cell office:value-type="float" office:value="0.114689816844707" calcext:value-type="float">
            <text:p>0.114689816844707</text:p>
          </table:table-cell>
          <table:table-cell office:value-type="float" office:value="0.0052573323397903" calcext:value-type="float">
            <text:p>0.00525733233979</text:p>
          </table:table-cell>
          <table:table-cell office:value-type="float" office:value="0.00340297698974609" calcext:value-type="float">
            <text:p>0.00340297698974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855882131244083" calcext:value-type="float">
            <text:p>0.085588213124408</text:p>
          </table:table-cell>
          <table:table-cell office:value-type="float" office:value="0.0857685198102679" calcext:value-type="float">
            <text:p>0.085768519810268</text:p>
          </table:table-cell>
          <table:table-cell office:value-type="float" office:value="0.00448243087949677" calcext:value-type="float">
            <text:p>0.004482430879497</text:p>
          </table:table-cell>
          <table:table-cell office:value-type="float" office:value="0.00281347702960579" calcext:value-type="float">
            <text:p>0.00281347702960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834166731931725" calcext:value-type="float">
            <text:p>0.083416673193173</text:p>
          </table:table-cell>
          <table:table-cell office:value-type="float" office:value="0.110196371273119" calcext:value-type="float">
            <text:p>0.110196371273119</text:p>
          </table:table-cell>
          <table:table-cell office:value-type="float" office:value="0.00389996425083705" calcext:value-type="float">
            <text:p>0.003899964250837</text:p>
          </table:table-cell>
          <table:table-cell office:value-type="float" office:value="0.00241843554438377" calcext:value-type="float">
            <text:p>0.002418435544384</text:p>
          </table:table-cell>
        </table:table-row>
      </table:table>
      <table:table table:name="German Fasttext" table:style-name="ta1">
        <table:shapes>
          <draw:frame draw:z-index="0" draw:style-name="gr1" draw:text-style-name="P1" svg:width="514.71pt" svg:height="283.12pt" svg:x="175.72pt" svg:y="73.79pt">
            <draw:object draw:notify-on-update-of-ranges="'German Fasttext'.A2:'German Fasttext'.A23 'German Fasttext'.B1:'German Fasttext'.B1 'German Fasttext'.B2:'German Fasttext'.B23 'German Fasttext'.C1:'German Fasttext'.C1 'German Fasttext'.C2:'German Fasttext'.C23 'German Fasttext'.D1:'German Fasttext'.D1 'German Fasttext'.D2:'German Fasttext'.D2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6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Number of clusters</text:p>
          </table:table-cell>
          <table:table-cell office:value-type="string" calcext:value-type="string">
            <text:p>fasttext_trained_from_scratch_mean</text:p>
          </table:table-cell>
          <table:table-cell office:value-type="string" calcext:value-type="string">
            <text:p>fasttext_fine_tune_ortho_procrustes_mean</text:p>
          </table:table-cell>
          <table:table-cell office:value-type="string" calcext:value-type="string">
            <text:p>fasttext_fine_tune_cca_mea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39780148875957" calcext:value-type="float">
            <text:p>0.139780148875957</text:p>
          </table:table-cell>
          <table:table-cell office:value-type="float" office:value="0.252034047296374" calcext:value-type="float">
            <text:p>0.252034047296374</text:p>
          </table:table-cell>
          <table:table-cell office:value-type="float" office:value="0.251689212899166" calcext:value-type="float">
            <text:p>0.2516892128991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37468890754544" calcext:value-type="float">
            <text:p>0.137468890754544</text:p>
          </table:table-cell>
          <table:table-cell office:value-type="float" office:value="0.252748948700574" calcext:value-type="float">
            <text:p>0.252748948700574</text:p>
          </table:table-cell>
          <table:table-cell office:value-type="float" office:value="0.251908559993822" calcext:value-type="float">
            <text:p>0.2519085599938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37071224567301" calcext:value-type="float">
            <text:p>0.137071224567301</text:p>
          </table:table-cell>
          <table:table-cell office:value-type="float" office:value="0.259355333116319" calcext:value-type="float">
            <text:p>0.259355333116319</text:p>
          </table:table-cell>
          <table:table-cell office:value-type="float" office:value="0.259200072688581" calcext:value-type="float">
            <text:p>0.2592000726885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37411106654576" calcext:value-type="float">
            <text:p>0.137411106654576</text:p>
          </table:table-cell>
          <table:table-cell office:value-type="float" office:value="0.256817390286193" calcext:value-type="float">
            <text:p>0.256817390286193</text:p>
          </table:table-cell>
          <table:table-cell office:value-type="float" office:value="0.256753815320073" calcext:value-type="float">
            <text:p>0.25675381532007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38045604472258" calcext:value-type="float">
            <text:p>0.138045604472258</text:p>
          </table:table-cell>
          <table:table-cell office:value-type="float" office:value="0.250916497007457" calcext:value-type="float">
            <text:p>0.250916497007457</text:p>
          </table:table-cell>
          <table:table-cell office:value-type="float" office:value="0.250402672975741" calcext:value-type="float">
            <text:p>0.25040267297574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40255583938287" calcext:value-type="float">
            <text:p>0.140255583938287</text:p>
          </table:table-cell>
          <table:table-cell office:value-type="float" office:value="0.246771177175094" calcext:value-type="float">
            <text:p>0.246771177175094</text:p>
          </table:table-cell>
          <table:table-cell office:value-type="float" office:value="0.247292596466687" calcext:value-type="float">
            <text:p>0.24729259646668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36717381134197" calcext:value-type="float">
            <text:p>0.136717381134197</text:p>
          </table:table-cell>
          <table:table-cell office:value-type="float" office:value="0.222357868723147" calcext:value-type="float">
            <text:p>0.222357868723147</text:p>
          </table:table-cell>
          <table:table-cell office:value-type="float" office:value="0.221585812676222" calcext:value-type="float">
            <text:p>0.22158581267622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41353332293056" calcext:value-type="float">
            <text:p>0.141353332293056</text:p>
          </table:table-cell>
          <table:table-cell office:value-type="float" office:value="0.228426415721207" calcext:value-type="float">
            <text:p>0.228426415721207</text:p>
          </table:table-cell>
          <table:table-cell office:value-type="float" office:value="0.228253913270742" calcext:value-type="float">
            <text:p>0.22825391327074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4506021434758" calcext:value-type="float">
            <text:p>0.14506021434758</text:p>
          </table:table-cell>
          <table:table-cell office:value-type="float" office:value="0.222010197023145" calcext:value-type="float">
            <text:p>0.222010197023145</text:p>
          </table:table-cell>
          <table:table-cell office:value-type="float" office:value="0.221944013842109" calcext:value-type="float">
            <text:p>0.22194401384210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45108562858737" calcext:value-type="float">
            <text:p>0.145108562858737</text:p>
          </table:table-cell>
          <table:table-cell office:value-type="float" office:value="0.22361625777264" calcext:value-type="float">
            <text:p>0.22361625777264</text:p>
          </table:table-cell>
          <table:table-cell office:value-type="float" office:value="0.223762515445631" calcext:value-type="float">
            <text:p>0.22376251544563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47637746160301" calcext:value-type="float">
            <text:p>0.147637746160301</text:p>
          </table:table-cell>
          <table:table-cell office:value-type="float" office:value="0.224782276654035" calcext:value-type="float">
            <text:p>0.224782276654035</text:p>
          </table:table-cell>
          <table:table-cell office:value-type="float" office:value="0.22499948885281" calcext:value-type="float">
            <text:p>0.2249994888528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143817735278715" calcext:value-type="float">
            <text:p>0.143817735278715</text:p>
          </table:table-cell>
          <table:table-cell office:value-type="float" office:value="0.242316599878772" calcext:value-type="float">
            <text:p>0.242316599878772</text:p>
          </table:table-cell>
          <table:table-cell office:value-type="float" office:value="0.24073644177667" calcext:value-type="float">
            <text:p>0.2407364417766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43251949388154" calcext:value-type="float">
            <text:p>0.143251949388154</text:p>
          </table:table-cell>
          <table:table-cell office:value-type="float" office:value="0.244313292211416" calcext:value-type="float">
            <text:p>0.244313292211416</text:p>
          </table:table-cell>
          <table:table-cell office:value-type="float" office:value="0.244624973426871" calcext:value-type="float">
            <text:p>0.24462497342687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144842947180762" calcext:value-type="float">
            <text:p>0.144842947180762</text:p>
          </table:table-cell>
          <table:table-cell office:value-type="float" office:value="0.229289771375725" calcext:value-type="float">
            <text:p>0.229289771375725</text:p>
          </table:table-cell>
          <table:table-cell office:value-type="float" office:value="0.229726100015044" calcext:value-type="float">
            <text:p>0.22972610001504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147333884725765" calcext:value-type="float">
            <text:p>0.147333884725765</text:p>
          </table:table-cell>
          <table:table-cell office:value-type="float" office:value="0.245387044588343" calcext:value-type="float">
            <text:p>0.245387044588343</text:p>
          </table:table-cell>
          <table:table-cell office:value-type="float" office:value="0.245248704706492" calcext:value-type="float">
            <text:p>0.24524870470649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143740302527959" calcext:value-type="float">
            <text:p>0.143740302527959</text:p>
          </table:table-cell>
          <table:table-cell office:value-type="float" office:value="0.241269650829082" calcext:value-type="float">
            <text:p>0.241269650829082</text:p>
          </table:table-cell>
          <table:table-cell office:value-type="float" office:value="0.241711783450825" calcext:value-type="float">
            <text:p>0.24171178345082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144520162507703" calcext:value-type="float">
            <text:p>0.144520162507703</text:p>
          </table:table-cell>
          <table:table-cell office:value-type="float" office:value="0.230946132451608" calcext:value-type="float">
            <text:p>0.230946132451608</text:p>
          </table:table-cell>
          <table:table-cell office:value-type="float" office:value="0.23148610842537" calcext:value-type="float">
            <text:p>0.2314861084253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43186126086177" calcext:value-type="float">
            <text:p>0.143186126086177</text:p>
          </table:table-cell>
          <table:table-cell office:value-type="float" office:value="0.241450958251953" calcext:value-type="float">
            <text:p>0.241450958251953</text:p>
          </table:table-cell>
          <table:table-cell office:value-type="float" office:value="0.242299670783841" calcext:value-type="float">
            <text:p>0.24229967078384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145704327163733" calcext:value-type="float">
            <text:p>0.145704327163733</text:p>
          </table:table-cell>
          <table:table-cell office:value-type="float" office:value="0.230159978445639" calcext:value-type="float">
            <text:p>0.230159978445639</text:p>
          </table:table-cell>
          <table:table-cell office:value-type="float" office:value="0.230267526040894" calcext:value-type="float">
            <text:p>0.23026752604089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144375769438316" calcext:value-type="float">
            <text:p>0.144375769438316</text:p>
          </table:table-cell>
          <table:table-cell office:value-type="float" office:value="0.234277092460626" calcext:value-type="float">
            <text:p>0.234277092460626</text:p>
          </table:table-cell>
          <table:table-cell office:value-type="float" office:value="0.234040475623631" calcext:value-type="float">
            <text:p>0.23404047562363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144513259245822" calcext:value-type="float">
            <text:p>0.144513259245822</text:p>
          </table:table-cell>
          <table:table-cell office:value-type="float" office:value="0.231909443808813" calcext:value-type="float">
            <text:p>0.231909443808813</text:p>
          </table:table-cell>
          <table:table-cell office:value-type="float" office:value="0.231828233241439" calcext:value-type="float">
            <text:p>0.23182823324143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44206101771763" calcext:value-type="float">
            <text:p>0.144206101771763</text:p>
          </table:table-cell>
          <table:table-cell office:value-type="float" office:value="0.230892423419563" calcext:value-type="float">
            <text:p>0.230892423419563</text:p>
          </table:table-cell>
          <table:table-cell office:value-type="float" office:value="0.230618738789461" calcext:value-type="float">
            <text:p>0.230618738789461</text:p>
          </table:table-cell>
        </table:table-row>
      </table:table>
      <table:table table:name="German W2v" table:style-name="ta1"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8">00/00/0000</text:date>, <text:time style:data-style-name="N2" text:time-value="20:27:14.8536313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5T21:24:16.052351148</meta:creation-date>
    <meta:generator>LibreOffice/6.0.7.3$Linux_X86_64 LibreOffice_project/00m0$Build-3</meta:generator>
    <dc:date>2019-08-28T00:41:52.905219107</dc:date>
    <meta:editing-duration>PT10H50M58S</meta:editing-duration>
    <meta:editing-cycles>67</meta:editing-cycles>
    <meta:document-statistic meta:table-count="6" meta:cell-count="644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488cm" svg:height="9.537cm" xlink:href=".." xlink:type="simple" chart:class="chart:bar" chart:style-name="ch1">
        <chart:title svg:x="5.179cm" svg:y="0.326cm" chart:style-name="ch2">
          <text:p>Coherence score Vs Number of clusters</text:p>
        </chart:title>
        <chart:subtitle svg:x="4.557cm" svg:y="1.295cm" chart:style-name="ch3">
          <text:p>Word Vector method, Epoch 15, Glove Embedding ref</text:p>
        </chart:subtitle>
        <chart:legend chart:legend-position="end" svg:x="12.468cm" svg:y="4.22cm" style:legend-expansion="high" chart:style-name="ch4"/>
        <chart:plot-area chart:style-name="ch5" table:cell-range-address="Glove.A2:Glove.B23 Glove.A1:Glove.B1 Glove.D1:Glove.D23" chart:data-source-has-labels="both" svg:x="1.38cm" svg:y="2.168cm" svg:width="10.719cm" svg:height="6.198cm">
          <chartooo:coordinate-region svg:x="2.292cm" svg:y="2.367cm" svg:width="9.807cm" svg:height="5.352cm"/>
          <chart:axis chart:dimension="x" chart:name="primary-x" chart:style-name="ch6" chartooo:axis-type="auto">
            <chartooo:date-scale/>
            <chart:title svg:x="5.332cm" svg:y="8.556cm" chart:style-name="ch7">
              <text:p>Number of clusters</text:p>
            </chart:title>
            <chart:categories table:cell-range-address="Glove.A2:Glove.A23"/>
          </chart:axis>
          <chart:axis chart:dimension="y" chart:name="primary-y" chart:style-name="ch8">
            <chart:title svg:x="0.451cm" svg:y="6.568cm" chart:style-name="ch9">
              <text:p>Coherence score</text:p>
            </chart:title>
            <chart:grid chart:style-name="ch10" chart:class="major"/>
          </chart:axis>
          <chart:series chart:style-name="ch11" chart:values-cell-range-address="Glove.B2:Glove.B23" chart:label-cell-address="Glove.B1:Glove.B1" chart:class="chart:bar">
            <chart:data-point chart:repeated="20"/>
            <chart:data-point chart:style-name="ch12"/>
            <chart:data-point/>
          </chart:series>
          <chart:series chart:style-name="ch13" chart:values-cell-range-address="Glove.D2:Glove.D23" chart:label-cell-address="Glove.D1:Glove.D1" chart:class="chart:bar">
            <chart:data-point chart:repeated="2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ne_tuned_glove_mean</text:p>
                <draw:g>
                  <svg:desc>Glove.B1:Glove.B1</svg:desc>
                </draw:g>
              </table:table-cell>
              <table:table-cell office:value-type="string">
                <text:p>glove_trained_from_scratch_mean</text:p>
                <draw:g>
                  <svg:desc>Glove.D1:Glove.D1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Glove.A2:Glove.A23</svg:desc>
                </draw:g>
              </table:table-cell>
              <table:table-cell office:value-type="float" office:value="0.129869789590641">
                <text:p>0.129869789590641</text:p>
                <draw:g>
                  <svg:desc>Glove.B2:Glove.B23</svg:desc>
                </draw:g>
              </table:table-cell>
              <table:table-cell office:value-type="float" office:value="0.0498190966013917">
                <text:p>0.0498190966013917</text:p>
                <draw:g>
                  <svg:desc>Glove.D2:Glove.D23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36184806045221">
                <text:p>0.136184806045221</text:p>
              </table:table-cell>
              <table:table-cell office:value-type="float" office:value="0.0485417652130127">
                <text:p>0.048541765213012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116817850817899">
                <text:p>0.116817850817899</text:p>
              </table:table-cell>
              <table:table-cell office:value-type="float" office:value="0.0461722578537437">
                <text:p>0.046172257853743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2352964471311">
                <text:p>0.12352964471311</text:p>
              </table:table-cell>
              <table:table-cell office:value-type="float" office:value="0.0449922043158084">
                <text:p>0.044992204315808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145418032372204">
                <text:p>0.145418032372204</text:p>
              </table:table-cell>
              <table:table-cell office:value-type="float" office:value="0.0542519897269304">
                <text:p>0.054251989726930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142934806590178">
                <text:p>0.142934806590178</text:p>
              </table:table-cell>
              <table:table-cell office:value-type="float" office:value="0.0509887382935505">
                <text:p>0.050988738293550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135345098083693">
                <text:p>0.135345098083693</text:p>
              </table:table-cell>
              <table:table-cell office:value-type="float" office:value="0.0553530393737727">
                <text:p>0.055353039373772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140542525395834">
                <text:p>0.140542525395834</text:p>
              </table:table-cell>
              <table:table-cell office:value-type="float" office:value="0.0537478821706683">
                <text:p>0.053747882170668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140130965369088">
                <text:p>0.140130965369088</text:p>
              </table:table-cell>
              <table:table-cell office:value-type="float" office:value="0.0567526123150676">
                <text:p>0.056752612315067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143495356843909">
                <text:p>0.143495356843909</text:p>
              </table:table-cell>
              <table:table-cell office:value-type="float" office:value="0.0563489165636958">
                <text:p>0.0563489165636958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138655885079164">
                <text:p>0.138655885079164</text:p>
              </table:table-cell>
              <table:table-cell office:value-type="float" office:value="0.0525047429588029">
                <text:p>0.052504742958802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143806933430531">
                <text:p>0.143806933430531</text:p>
              </table:table-cell>
              <table:table-cell office:value-type="float" office:value="0.0573001616744405">
                <text:p>0.057300161674440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139824593135289">
                <text:p>0.139824593135289</text:p>
              </table:table-cell>
              <table:table-cell office:value-type="float" office:value="0.0582599332121765">
                <text:p>0.058259933212176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141926489924819">
                <text:p>0.141926489924819</text:p>
              </table:table-cell>
              <table:table-cell office:value-type="float" office:value="0.0558325857799096">
                <text:p>0.0558325857799096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1395249101838">
                <text:p>0.1395249101838</text:p>
              </table:table-cell>
              <table:table-cell office:value-type="float" office:value="0.0571931100320988">
                <text:p>0.0571931100320988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139706002816514">
                <text:p>0.139706002816514</text:p>
              </table:table-cell>
              <table:table-cell office:value-type="float" office:value="0.0571204991465755">
                <text:p>0.0571204991465755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138769228599115">
                <text:p>0.138769228599115</text:p>
              </table:table-cell>
              <table:table-cell office:value-type="float" office:value="0.0551776373011594">
                <text:p>0.055177637301159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1444481937642">
                <text:p>0.1444481937642</text:p>
              </table:table-cell>
              <table:table-cell office:value-type="float" office:value="0.0579306796326929">
                <text:p>0.0579306796326929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146340059082147">
                <text:p>0.146340059082147</text:p>
              </table:table-cell>
              <table:table-cell office:value-type="float" office:value="0.054929604043766">
                <text:p>0.054929604043766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147483838816713">
                <text:p>0.147483838816713</text:p>
              </table:table-cell>
              <table:table-cell office:value-type="float" office:value="0.0552218146269154">
                <text:p>0.0552218146269154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149848039397494">
                <text:p>0.149848039397494</text:p>
              </table:table-cell>
              <table:table-cell office:value-type="float" office:value="0.0593083868062481">
                <text:p>0.059308386806248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145194508704361">
                <text:p>0.145194508704361</text:p>
              </table:table-cell>
              <table:table-cell office:value-type="float" office:value="0.0576050844153579">
                <text:p>0.05760508441535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2.525cm" svg:height="10.813cm" xlink:href=".." xlink:type="simple" chart:class="chart:bar" chart:column-mapping="0 1 2 3" chart:style-name="ch1">
        <chart:title svg:x="7.197cm" svg:y="0.352cm" chart:style-name="ch2">
          <text:p>Coherence score Vs Number of clusters</text:p>
        </chart:title>
        <chart:subtitle svg:x="8.546cm" svg:y="1.347cm" chart:style-name="ch3">
          <text:p>W2V Embedding ref, Epoch 15</text:p>
        </chart:subtitle>
        <chart:legend chart:legend-position="end" svg:x="15.341cm" svg:y="4.161cm" style:legend-expansion="high" chart:style-name="ch4"/>
        <chart:plot-area chart:style-name="ch5" table:cell-range-address="w2v.A2:w2v.A23 w2v.D1:w2v.G23" chart:data-source-has-labels="both" svg:x="1.461cm" svg:y="2.246cm" svg:width="13.43cm" svg:height="7.37cm">
          <chartooo:coordinate-region svg:x="2.373cm" svg:y="2.445cm" svg:width="12.518cm" svg:height="6.524cm"/>
          <chart:axis chart:dimension="x" chart:name="primary-x" chart:style-name="ch6" chartooo:axis-type="auto">
            <chartooo:date-scale/>
            <chart:title svg:x="6.769cm" svg:y="9.832cm" chart:style-name="ch7">
              <text:p>Number of clusters</text:p>
            </chart:title>
            <chart:categories table:cell-range-address="w2v.A2:w2v.A23"/>
          </chart:axis>
          <chart:axis chart:dimension="y" chart:name="primary-y" chart:style-name="ch8">
            <chart:title svg:x="0.451cm" svg:y="7.232cm" chart:style-name="ch9">
              <text:p>Coherence score</text:p>
            </chart:title>
            <chart:grid chart:style-name="ch10" chart:class="major"/>
          </chart:axis>
          <chart:series chart:style-name="ch11" chart:values-cell-range-address="w2v.D2:w2v.D23" chart:label-cell-address="w2v.D1:w2v.D1" chart:class="chart:bar">
            <chart:data-point chart:repeated="22"/>
          </chart:series>
          <chart:series chart:style-name="ch12" chart:values-cell-range-address="" chart:class="chart:bar">
            <chart:data-point/>
          </chart:series>
          <chart:series chart:style-name="ch13" chart:values-cell-range-address="w2v.E2:w2v.E23" chart:label-cell-address="w2v.E1:w2v.E1" chart:class="chart:bar">
            <chart:data-point chart:repeated="22"/>
          </chart:series>
          <chart:series chart:style-name="ch14" chart:values-cell-range-address="w2v.F2:w2v.F23" chart:label-cell-address="w2v.F1:w2v.F1" chart:class="chart:bar">
            <chart:data-point chart:repeated="22"/>
          </chart:series>
          <chart:series chart:style-name="ch15" chart:values-cell-range-address="w2v.G2:w2v.G23" chart:label-cell-address="w2v.G1:w2v.G1" chart:class="chart:bar">
            <chart:data-point chart:repeated="2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score for w2v fine tune ortho_pro_crustes</text:p>
                <draw:g>
                  <svg:desc>w2v.D1:w2v.D1</svg:desc>
                </draw:g>
              </table:table-cell>
              <table:table-cell office:value-type="string">
                <text:p>w2v_fine_tune_ortho_pro_crustes_median</text:p>
                <draw:g>
                  <svg:desc>w2v.E1:w2v.E1</svg:desc>
                </draw:g>
              </table:table-cell>
              <table:table-cell office:value-type="string">
                <text:p>Average score for w2v fine tune cca</text:p>
                <draw:g>
                  <svg:desc>w2v.F1:w2v.F1</svg:desc>
                </draw:g>
              </table:table-cell>
              <table:table-cell office:value-type="string">
                <text:p>w2v_fine_tune_cca_median</text:p>
                <draw:g>
                  <svg:desc>w2v.G1:w2v.G1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w2v.A2:w2v.A23</svg:desc>
                </draw:g>
              </table:table-cell>
              <table:table-cell office:value-type="float" office:value="0.185478640186543">
                <text:p>0.185478640186543</text:p>
                <draw:g>
                  <svg:desc>w2v.D2:w2v.D23</svg:desc>
                </draw:g>
              </table:table-cell>
              <table:table-cell office:value-type="float" office:value="0.162340411750638">
                <text:p>0.162340411750638</text:p>
                <draw:g>
                  <svg:desc>w2v.E2:w2v.E23</svg:desc>
                </draw:g>
              </table:table-cell>
              <table:table-cell office:value-type="float" office:value="0.0984224796573206">
                <text:p>0.0984224796573206</text:p>
                <draw:g>
                  <svg:desc>w2v.F2:w2v.F23</svg:desc>
                </draw:g>
              </table:table-cell>
              <table:table-cell office:value-type="float" office:value="0.10641854422433">
                <text:p>0.10641854422433</text:p>
                <draw:g>
                  <svg:desc>w2v.G2:w2v.G23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5672521630112">
                <text:p>0.15672521630112</text:p>
              </table:table-cell>
              <table:table-cell office:value-type="float" office:value="0.148102890326052">
                <text:p>0.148102890326052</text:p>
              </table:table-cell>
              <table:table-cell office:value-type="float" office:value="0.0974177099733937">
                <text:p>0.0974177099733937</text:p>
              </table:table-cell>
              <table:table-cell office:value-type="float" office:value="0.0936454928651148">
                <text:p>0.093645492865114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163798273826132">
                <text:p>0.163798273826132</text:p>
              </table:table-cell>
              <table:table-cell office:value-type="float" office:value="0.184926359215561">
                <text:p>0.184926359215561</text:p>
              </table:table-cell>
              <table:table-cell office:value-type="float" office:value="0.101763191482648">
                <text:p>0.101763191482648</text:p>
              </table:table-cell>
              <table:table-cell office:value-type="float" office:value="0.0949288255341199">
                <text:p>0.094928825534119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64294598014987">
                <text:p>0.164294598014987</text:p>
              </table:table-cell>
              <table:table-cell office:value-type="float" office:value="0.173346862792969">
                <text:p>0.173346862792969</text:p>
              </table:table-cell>
              <table:table-cell office:value-type="float" office:value="0.109396831901706">
                <text:p>0.109396831901706</text:p>
              </table:table-cell>
              <table:table-cell office:value-type="float" office:value="0.10306847397162">
                <text:p>0.1030684739716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157542597652417">
                <text:p>0.157542597652417</text:p>
              </table:table-cell>
              <table:table-cell office:value-type="float" office:value="0.159990284199617">
                <text:p>0.159990284199617</text:p>
              </table:table-cell>
              <table:table-cell office:value-type="float" office:value="0.117131355321576">
                <text:p>0.117131355321576</text:p>
              </table:table-cell>
              <table:table-cell office:value-type="float" office:value="0.0998830865353954">
                <text:p>0.099883086535395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15040124776412">
                <text:p>0.15040124776412</text:p>
              </table:table-cell>
              <table:table-cell office:value-type="float" office:value="0.156202878368144">
                <text:p>0.156202878368144</text:p>
              </table:table-cell>
              <table:table-cell office:value-type="float" office:value="0.129620496010294">
                <text:p>0.129620496010294</text:p>
              </table:table-cell>
              <table:table-cell office:value-type="float" office:value="0.124240068708147">
                <text:p>0.12424006870814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151293659804331">
                <text:p>0.151293659804331</text:p>
              </table:table-cell>
              <table:table-cell office:value-type="float" office:value="0.124964998206314">
                <text:p>0.124964998206314</text:p>
              </table:table-cell>
              <table:table-cell office:value-type="float" office:value="0.129607836664939">
                <text:p>0.129607836664939</text:p>
              </table:table-cell>
              <table:table-cell office:value-type="float" office:value="0.118997304488202">
                <text:p>0.11899730448820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147641319600461">
                <text:p>0.147641319600461</text:p>
              </table:table-cell>
              <table:table-cell office:value-type="float" office:value="0.13401433205118">
                <text:p>0.13401433205118</text:p>
              </table:table-cell>
              <table:table-cell office:value-type="float" office:value="0.133748130727566">
                <text:p>0.133748130727566</text:p>
              </table:table-cell>
              <table:table-cell office:value-type="float" office:value="0.128095192422672">
                <text:p>0.12809519242267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157449458375269">
                <text:p>0.157449458375269</text:p>
              </table:table-cell>
              <table:table-cell office:value-type="float" office:value="0.146557031748246">
                <text:p>0.146557031748246</text:p>
              </table:table-cell>
              <table:table-cell office:value-type="float" office:value="0.117418963633427">
                <text:p>0.117418963633427</text:p>
              </table:table-cell>
              <table:table-cell office:value-type="float" office:value="0.108906605000399">
                <text:p>0.10890660500039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150690092374841">
                <text:p>0.150690092374841</text:p>
              </table:table-cell>
              <table:table-cell office:value-type="float" office:value="0.131021379743304">
                <text:p>0.131021379743304</text:p>
              </table:table-cell>
              <table:table-cell office:value-type="float" office:value="0.121142338219467">
                <text:p>0.121142338219467</text:p>
              </table:table-cell>
              <table:table-cell office:value-type="float" office:value="0.110304453324298">
                <text:p>0.110304453324298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149231609867196">
                <text:p>0.149231609867196</text:p>
              </table:table-cell>
              <table:table-cell office:value-type="float" office:value="0.144174574248645">
                <text:p>0.144174574248645</text:p>
              </table:table-cell>
              <table:table-cell office:value-type="float" office:value="0.128914367631295">
                <text:p>0.128914367631295</text:p>
              </table:table-cell>
              <table:table-cell office:value-type="float" office:value="0.118220987125319">
                <text:p>0.11822098712531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161073162983539">
                <text:p>0.161073162983539</text:p>
              </table:table-cell>
              <table:table-cell office:value-type="float" office:value="0.153931934590242">
                <text:p>0.153931934590242</text:p>
              </table:table-cell>
              <table:table-cell office:value-type="float" office:value="0.12573092713648">
                <text:p>0.12573092713648</text:p>
              </table:table-cell>
              <table:table-cell office:value-type="float" office:value="0.119693827726403">
                <text:p>0.11969382772640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150502687622901">
                <text:p>0.150502687622901</text:p>
              </table:table-cell>
              <table:table-cell office:value-type="float" office:value="0.144151916503906">
                <text:p>0.144151916503906</text:p>
              </table:table-cell>
              <table:table-cell office:value-type="float" office:value="0.132264178840482">
                <text:p>0.132264178840482</text:p>
              </table:table-cell>
              <table:table-cell office:value-type="float" office:value="0.131555736308195">
                <text:p>0.13155573630819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151401950215885">
                <text:p>0.151401950215885</text:p>
              </table:table-cell>
              <table:table-cell office:value-type="float" office:value="0.143325618821747">
                <text:p>0.143325618821747</text:p>
              </table:table-cell>
              <table:table-cell office:value-type="float" office:value="0.12793706094065">
                <text:p>0.12793706094065</text:p>
              </table:table-cell>
              <table:table-cell office:value-type="float" office:value="0.118109703842474">
                <text:p>0.11810970384247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158497157468945">
                <text:p>0.158497157468945</text:p>
              </table:table-cell>
              <table:table-cell office:value-type="float" office:value="0.15993210150271">
                <text:p>0.15993210150271</text:p>
              </table:table-cell>
              <table:table-cell office:value-type="float" office:value="0.137516380758847">
                <text:p>0.137516380758847</text:p>
              </table:table-cell>
              <table:table-cell office:value-type="float" office:value="0.135830458037707">
                <text:p>0.13583045803770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160087479571907">
                <text:p>0.160087479571907</text:p>
              </table:table-cell>
              <table:table-cell office:value-type="float" office:value="0.147134000817124">
                <text:p>0.147134000817124</text:p>
              </table:table-cell>
              <table:table-cell office:value-type="float" office:value="0.12573171703461">
                <text:p>0.12573171703461</text:p>
              </table:table-cell>
              <table:table-cell office:value-type="float" office:value="0.120380186742666">
                <text:p>0.120380186742666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161701689781698">
                <text:p>0.161701689781698</text:p>
              </table:table-cell>
              <table:table-cell office:value-type="float" office:value="0.139312171157526">
                <text:p>0.139312171157526</text:p>
              </table:table-cell>
              <table:table-cell office:value-type="float" office:value="0.136830731837446">
                <text:p>0.136830731837446</text:p>
              </table:table-cell>
              <table:table-cell office:value-type="float" office:value="0.132789132254464">
                <text:p>0.13278913225446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154567915001694">
                <text:p>0.154567915001694</text:p>
              </table:table-cell>
              <table:table-cell office:value-type="float" office:value="0.140351437938457">
                <text:p>0.140351437938457</text:p>
              </table:table-cell>
              <table:table-cell office:value-type="float" office:value="0.130698727666115">
                <text:p>0.130698727666115</text:p>
              </table:table-cell>
              <table:table-cell office:value-type="float" office:value="0.126165503677057">
                <text:p>0.126165503677057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15992672725147">
                <text:p>0.15992672725147</text:p>
              </table:table-cell>
              <table:table-cell office:value-type="float" office:value="0.151522216796875">
                <text:p>0.151522216796875</text:p>
              </table:table-cell>
              <table:table-cell office:value-type="float" office:value="0.153512904633829">
                <text:p>0.153512904633829</text:p>
              </table:table-cell>
              <table:table-cell office:value-type="float" office:value="0.156990219427615">
                <text:p>0.15699021942761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161178989495021">
                <text:p>0.161178989495021</text:p>
              </table:table-cell>
              <table:table-cell office:value-type="float" office:value="0.151948690609056">
                <text:p>0.151948690609056</text:p>
              </table:table-cell>
              <table:table-cell office:value-type="float" office:value="0.147889187126532">
                <text:p>0.147889187126532</text:p>
              </table:table-cell>
              <table:table-cell office:value-type="float" office:value="0.144438414281728">
                <text:p>0.144438414281728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159753624512126">
                <text:p>0.159753624512126</text:p>
              </table:table-cell>
              <table:table-cell office:value-type="float" office:value="0.147926984514509">
                <text:p>0.147926984514509</text:p>
              </table:table-cell>
              <table:table-cell office:value-type="float" office:value="0.137940179522164">
                <text:p>0.137940179522164</text:p>
              </table:table-cell>
              <table:table-cell office:value-type="float" office:value="0.131057452766263">
                <text:p>0.13105745276626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159912606624681">
                <text:p>0.159912606624681</text:p>
              </table:table-cell>
              <table:table-cell office:value-type="float" office:value="0.149205951301419">
                <text:p>0.149205951301419</text:p>
              </table:table-cell>
              <table:table-cell office:value-type="float" office:value="0.152111134805485">
                <text:p>0.152111134805485</text:p>
              </table:table-cell>
              <table:table-cell office:value-type="float" office:value="0.148637614347497">
                <text:p>0.14863761434749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771cm" svg:height="10.892cm" xlink:href=".." xlink:type="simple" chart:class="chart:bar" chart:style-name="ch1">
        <chart:title svg:x="5.32cm" svg:y="0.353cm" chart:style-name="ch2">
          <text:p>Coherence score Vs Number of clusters</text:p>
        </chart:title>
        <chart:subtitle svg:x="6.669cm" svg:y="1.349cm" chart:style-name="ch3">
          <text:p>W2V Embedding ref, Epoch 15</text:p>
        </chart:subtitle>
        <chart:legend chart:legend-position="end" svg:x="12.645cm" svg:y="4.501cm" style:legend-expansion="high" chart:style-name="ch4"/>
        <chart:plot-area chart:style-name="ch5" table:cell-range-address="w2v.A1:w2v.B23 w2v.D1:w2v.D23" chart:data-source-has-labels="both" svg:x="1.386cm" svg:y="2.249cm" svg:width="10.884cm" svg:height="7.445cm">
          <chartooo:coordinate-region svg:x="2.298cm" svg:y="2.448cm" svg:width="9.972cm" svg:height="6.599cm"/>
          <chart:axis chart:dimension="x" chart:name="primary-x" chart:style-name="ch6" chartooo:axis-type="auto">
            <chartooo:date-scale/>
            <chart:title svg:x="5.421cm" svg:y="9.911cm" chart:style-name="ch7">
              <text:p>Number of clusters</text:p>
            </chart:title>
            <chart:categories table:cell-range-address="w2v.A2:w2v.A23"/>
          </chart:axis>
          <chart:axis chart:dimension="y" chart:name="primary-y" chart:style-name="ch8">
            <chart:title svg:x="0.451cm" svg:y="7.272cm" chart:style-name="ch9">
              <text:p>Coherence score</text:p>
            </chart:title>
            <chart:grid chart:style-name="ch10" chart:class="major"/>
          </chart:axis>
          <chart:series chart:style-name="ch11" chart:values-cell-range-address="w2v.B2:w2v.B23" chart:label-cell-address="w2v.B1:w2v.B1" chart:class="chart:bar">
            <chart:data-point chart:repeated="22"/>
          </chart:series>
          <chart:series chart:style-name="ch12" chart:values-cell-range-address="w2v.D2:w2v.D23" chart:label-cell-address="w2v.D1:w2v.D1" chart:class="chart:bar">
            <chart:data-point chart:repeated="2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score for w2v trained from scratch</text:p>
                <draw:g>
                  <svg:desc>w2v.B1:w2v.B1</svg:desc>
                </draw:g>
              </table:table-cell>
              <table:table-cell office:value-type="string">
                <text:p>Average score for w2v fine tune ortho_pro_crustes</text:p>
                <draw:g>
                  <svg:desc>w2v.D1:w2v.D1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w2v.A2:w2v.A23</svg:desc>
                </draw:g>
              </table:table-cell>
              <table:table-cell office:value-type="float" office:value="0.0766743589351198">
                <text:p>0.0766743589351198</text:p>
                <draw:g>
                  <svg:desc>w2v.B2:w2v.B23</svg:desc>
                </draw:g>
              </table:table-cell>
              <table:table-cell office:value-type="float" office:value="0.185478640186543">
                <text:p>0.185478640186543</text:p>
                <draw:g>
                  <svg:desc>w2v.D2:w2v.D23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847294134023238">
                <text:p>0.0847294134023238</text:p>
              </table:table-cell>
              <table:table-cell office:value-type="float" office:value="0.15672521630112">
                <text:p>0.1567252163011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895533423737333">
                <text:p>0.0895533423737333</text:p>
              </table:table-cell>
              <table:table-cell office:value-type="float" office:value="0.163798273826132">
                <text:p>0.16379827382613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918283784827408">
                <text:p>0.0918283784827408</text:p>
              </table:table-cell>
              <table:table-cell office:value-type="float" office:value="0.164294598014987">
                <text:p>0.16429459801498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854652804819343">
                <text:p>0.0854652804819343</text:p>
              </table:table-cell>
              <table:table-cell office:value-type="float" office:value="0.157542597652417">
                <text:p>0.15754259765241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927549887676628">
                <text:p>0.0927549887676628</text:p>
              </table:table-cell>
              <table:table-cell office:value-type="float" office:value="0.15040124776412">
                <text:p>0.1504012477641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854403506236993">
                <text:p>0.0854403506236993</text:p>
              </table:table-cell>
              <table:table-cell office:value-type="float" office:value="0.151293659804331">
                <text:p>0.15129365980433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899674622601171">
                <text:p>0.0899674622601171</text:p>
              </table:table-cell>
              <table:table-cell office:value-type="float" office:value="0.147641319600461">
                <text:p>0.14764131960046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911007617768787">
                <text:p>0.0911007617768787</text:p>
              </table:table-cell>
              <table:table-cell office:value-type="float" office:value="0.157449458375269">
                <text:p>0.15744945837526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924988561513473">
                <text:p>0.0924988561513473</text:p>
              </table:table-cell>
              <table:table-cell office:value-type="float" office:value="0.150690092374841">
                <text:p>0.15069009237484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886188015506845">
                <text:p>0.0886188015506845</text:p>
              </table:table-cell>
              <table:table-cell office:value-type="float" office:value="0.149231609867196">
                <text:p>0.14923160986719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920408725939864">
                <text:p>0.0920408725939864</text:p>
              </table:table-cell>
              <table:table-cell office:value-type="float" office:value="0.161073162983539">
                <text:p>0.16107316298353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933388901275842">
                <text:p>0.0933388901275842</text:p>
              </table:table-cell>
              <table:table-cell office:value-type="float" office:value="0.150502687622901">
                <text:p>0.15050268762290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901373219694096">
                <text:p>0.0901373219694096</text:p>
              </table:table-cell>
              <table:table-cell office:value-type="float" office:value="0.151401950215885">
                <text:p>0.15140195021588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859153495687826">
                <text:p>0.0859153495687826</text:p>
              </table:table-cell>
              <table:table-cell office:value-type="float" office:value="0.158497157468945">
                <text:p>0.15849715746894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883404430689687">
                <text:p>0.0883404430689687</text:p>
              </table:table-cell>
              <table:table-cell office:value-type="float" office:value="0.160087479571907">
                <text:p>0.160087479571907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0875396476867642">
                <text:p>0.0875396476867642</text:p>
              </table:table-cell>
              <table:table-cell office:value-type="float" office:value="0.161701689781698">
                <text:p>0.16170168978169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916136343819755">
                <text:p>0.0916136343819755</text:p>
              </table:table-cell>
              <table:table-cell office:value-type="float" office:value="0.154567915001694">
                <text:p>0.154567915001694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0849077584837419">
                <text:p>0.0849077584837419</text:p>
              </table:table-cell>
              <table:table-cell office:value-type="float" office:value="0.15992672725147">
                <text:p>0.15992672725147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848486427638842">
                <text:p>0.0848486427638842</text:p>
              </table:table-cell>
              <table:table-cell office:value-type="float" office:value="0.161178989495021">
                <text:p>0.161178989495021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830546269224168">
                <text:p>0.0830546269224168</text:p>
              </table:table-cell>
              <table:table-cell office:value-type="float" office:value="0.159753624512126">
                <text:p>0.15975362451212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818978481993383">
                <text:p>0.0818978481993383</text:p>
              </table:table-cell>
              <table:table-cell office:value-type="float" office:value="0.159912606624681">
                <text:p>0.15991260662468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305cm" svg:height="9.457cm" xlink:href=".." xlink:type="simple" chart:class="chart:bar" chart:column-mapping="1 0" chart:style-name="ch1">
        <chart:title svg:x="5.587cm" svg:y="0.325cm" chart:style-name="ch2">
          <text:p>Coherence score Vs Number of clusters</text:p>
        </chart:title>
        <chart:subtitle svg:x="6.843cm" svg:y="1.293cm" chart:style-name="ch3">
          <text:p>Glove Embedding ref, Epoch 15</text:p>
        </chart:subtitle>
        <chart:legend chart:legend-position="end" svg:x="12.861cm" svg:y="3.981cm" style:legend-expansion="high" chart:style-name="ch4"/>
        <chart:plot-area chart:style-name="ch5" table:cell-range-address="fasttext.A1:fasttext.B23 fasttext.D1:fasttext.D23" chart:data-source-has-labels="both" svg:x="1.397cm" svg:y="2.165cm" svg:width="11.078cm" svg:height="6.122cm">
          <chartooo:coordinate-region svg:x="2.309cm" svg:y="2.365cm" svg:width="10.166cm" svg:height="5.275cm"/>
          <chart:axis chart:dimension="x" chart:name="primary-x" chart:style-name="ch6" chartooo:axis-type="auto">
            <chartooo:date-scale/>
            <chart:title svg:x="5.529cm" svg:y="8.476cm" chart:style-name="ch7">
              <text:p>Number of clusters</text:p>
            </chart:title>
            <chart:categories table:cell-range-address="fasttext.A2:fasttext.A23"/>
          </chart:axis>
          <chart:axis chart:dimension="y" chart:name="primary-y" chart:style-name="ch8">
            <chart:title svg:x="0.451cm" svg:y="6.527cm" chart:style-name="ch9">
              <text:p>Coherence score</text:p>
            </chart:title>
            <chart:grid chart:style-name="ch10" chart:class="major"/>
          </chart:axis>
          <chart:series chart:style-name="ch11" chart:values-cell-range-address="fasttext.D2:fasttext.D23" chart:label-cell-address="fasttext.D1:fasttext.D1" chart:class="chart:bar">
            <chart:data-point chart:repeated="22"/>
          </chart:series>
          <chart:series chart:style-name="ch12" chart:values-cell-range-address="fasttext.B2:fasttext.B23" chart:label-cell-address="fasttext.B1:fasttext.B1" chart:class="chart:bar">
            <chart:data-point chart:repeated="2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sttext_fine_tune_ortho_procrustes_mean</text:p>
                <draw:g>
                  <svg:desc>fasttext.D1:fasttext.D1</svg:desc>
                </draw:g>
              </table:table-cell>
              <table:table-cell office:value-type="string">
                <text:p>fasttext_trained_from_scratch_mean</text:p>
                <draw:g>
                  <svg:desc>fasttext.B1:fasttext.B1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fasttext.A2:fasttext.A23</svg:desc>
                </draw:g>
              </table:table-cell>
              <table:table-cell office:value-type="float" office:value="0.252034047296374">
                <text:p>0.252034047296374</text:p>
                <draw:g>
                  <svg:desc>fasttext.D2:fasttext.D23</svg:desc>
                </draw:g>
              </table:table-cell>
              <table:table-cell office:value-type="float" office:value="0.139780148875957">
                <text:p>0.139780148875957</text:p>
                <draw:g>
                  <svg:desc>fasttext.B2:fasttext.B23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52748948700574">
                <text:p>0.252748948700574</text:p>
              </table:table-cell>
              <table:table-cell office:value-type="float" office:value="0.137468890754544">
                <text:p>0.13746889075454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59355333116319">
                <text:p>0.259355333116319</text:p>
              </table:table-cell>
              <table:table-cell office:value-type="float" office:value="0.137071224567301">
                <text:p>0.13707122456730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56817390286193">
                <text:p>0.256817390286193</text:p>
              </table:table-cell>
              <table:table-cell office:value-type="float" office:value="0.137411106654576">
                <text:p>0.13741110665457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250916497007457">
                <text:p>0.250916497007457</text:p>
              </table:table-cell>
              <table:table-cell office:value-type="float" office:value="0.138045604472258">
                <text:p>0.13804560447225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46771177175094">
                <text:p>0.246771177175094</text:p>
              </table:table-cell>
              <table:table-cell office:value-type="float" office:value="0.140255583938287">
                <text:p>0.14025558393828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222357868723147">
                <text:p>0.222357868723147</text:p>
              </table:table-cell>
              <table:table-cell office:value-type="float" office:value="0.136717381134197">
                <text:p>0.13671738113419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228426415721207">
                <text:p>0.228426415721207</text:p>
              </table:table-cell>
              <table:table-cell office:value-type="float" office:value="0.141353332293056">
                <text:p>0.14135333229305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222010197023145">
                <text:p>0.222010197023145</text:p>
              </table:table-cell>
              <table:table-cell office:value-type="float" office:value="0.14506021434758">
                <text:p>0.1450602143475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22361625777264">
                <text:p>0.22361625777264</text:p>
              </table:table-cell>
              <table:table-cell office:value-type="float" office:value="0.145108562858737">
                <text:p>0.14510856285873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224782276654035">
                <text:p>0.224782276654035</text:p>
              </table:table-cell>
              <table:table-cell office:value-type="float" office:value="0.147637746160301">
                <text:p>0.14763774616030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242316599878772">
                <text:p>0.242316599878772</text:p>
              </table:table-cell>
              <table:table-cell office:value-type="float" office:value="0.143817735278715">
                <text:p>0.14381773527871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244313292211416">
                <text:p>0.244313292211416</text:p>
              </table:table-cell>
              <table:table-cell office:value-type="float" office:value="0.143251949388154">
                <text:p>0.143251949388154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229289771375725">
                <text:p>0.229289771375725</text:p>
              </table:table-cell>
              <table:table-cell office:value-type="float" office:value="0.144842947180762">
                <text:p>0.14484294718076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245387044588343">
                <text:p>0.245387044588343</text:p>
              </table:table-cell>
              <table:table-cell office:value-type="float" office:value="0.147333884725765">
                <text:p>0.14733388472576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241269650829082">
                <text:p>0.241269650829082</text:p>
              </table:table-cell>
              <table:table-cell office:value-type="float" office:value="0.143740302527959">
                <text:p>0.14374030252795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230946132451608">
                <text:p>0.230946132451608</text:p>
              </table:table-cell>
              <table:table-cell office:value-type="float" office:value="0.144520162507703">
                <text:p>0.14452016250770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241450958251953">
                <text:p>0.241450958251953</text:p>
              </table:table-cell>
              <table:table-cell office:value-type="float" office:value="0.143186126086177">
                <text:p>0.143186126086177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230159978445639">
                <text:p>0.230159978445639</text:p>
              </table:table-cell>
              <table:table-cell office:value-type="float" office:value="0.145704327163733">
                <text:p>0.145704327163733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234277092460626">
                <text:p>0.234277092460626</text:p>
              </table:table-cell>
              <table:table-cell office:value-type="float" office:value="0.144375769438316">
                <text:p>0.144375769438316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231909443808813">
                <text:p>0.231909443808813</text:p>
              </table:table-cell>
              <table:table-cell office:value-type="float" office:value="0.144513259245822">
                <text:p>0.14451325924582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230892423419563">
                <text:p>0.230892423419563</text:p>
              </table:table-cell>
              <table:table-cell office:value-type="float" office:value="0.144206101771763">
                <text:p>0.14420610177176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011cm" svg:height="10.694cm" xlink:href=".." xlink:type="simple" chart:class="chart:bar" chart:column-mapping="0 1" chart:style-name="ch1">
        <chart:title svg:x="5.44cm" svg:y="0.349cm" chart:style-name="ch2">
          <text:p>Coherence score Vs Number of clusters</text:p>
        </chart:title>
        <chart:subtitle svg:x="7.53cm" svg:y="1.341cm" chart:style-name="ch3">
          <text:p>Fasttext ref, Epoch 15</text:p>
        </chart:subtitle>
        <chart:legend chart:legend-position="end" svg:x="12.567cm" svg:y="4.6cm" style:legend-expansion="high" chart:style-name="ch4"/>
        <chart:plot-area chart:style-name="ch5" table:cell-range-address="fasttext.A2:fasttext.A23 fasttext.D1:fasttext.D23 fasttext.F1:fasttext.F23" chart:data-source-has-labels="both" svg:x="1.391cm" svg:y="2.237cm" svg:width="10.796cm" svg:height="7.263cm">
          <chartooo:coordinate-region svg:x="2.303cm" svg:y="2.436cm" svg:width="9.884cm" svg:height="6.417cm"/>
          <chart:axis chart:dimension="x" chart:name="primary-x" chart:style-name="ch6" chartooo:axis-type="auto">
            <chartooo:date-scale/>
            <chart:title svg:x="5.382cm" svg:y="9.713cm" chart:style-name="ch7">
              <text:p>Number of clusters</text:p>
            </chart:title>
            <chart:categories table:cell-range-address="fasttext.A2:fasttext.A23"/>
          </chart:axis>
          <chart:axis chart:dimension="y" chart:name="primary-y" chart:style-name="ch8">
            <chart:title svg:x="0.451cm" svg:y="7.169cm" chart:style-name="ch9">
              <text:p>Coherence score</text:p>
            </chart:title>
            <chart:grid chart:style-name="ch10" chart:class="major"/>
          </chart:axis>
          <chart:series chart:style-name="ch11" chart:values-cell-range-address="fasttext.D2:fasttext.D23" chart:label-cell-address="fasttext.D1:fasttext.D1" chart:class="chart:bar">
            <chart:data-point chart:repeated="22"/>
          </chart:series>
          <chart:series chart:style-name="ch12" chart:values-cell-range-address="" chart:class="chart:bar">
            <chart:data-point/>
          </chart:series>
          <chart:series chart:style-name="ch13" chart:values-cell-range-address="fasttext.F2:fasttext.F23" chart:label-cell-address="fasttext.F1:fasttext.F1" chart:class="chart:bar">
            <chart:data-point chart:repeated="2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sttext_fine_tune_ortho_procrustes_mean</text:p>
                <draw:g>
                  <svg:desc>fasttext.D1:fasttext.D1</svg:desc>
                </draw:g>
              </table:table-cell>
              <table:table-cell office:value-type="string">
                <text:p>fasttext_fine_tune_cca_mean</text:p>
                <draw:g>
                  <svg:desc>fasttext.F1:fasttext.F1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fasttext.A2:fasttext.A23</svg:desc>
                </draw:g>
              </table:table-cell>
              <table:table-cell office:value-type="float" office:value="0.252034047296374">
                <text:p>0.252034047296374</text:p>
                <draw:g>
                  <svg:desc>fasttext.D2:fasttext.D23</svg:desc>
                </draw:g>
              </table:table-cell>
              <table:table-cell office:value-type="float" office:value="0.251689212899166">
                <text:p>0.251689212899166</text:p>
                <draw:g>
                  <svg:desc>fasttext.F2:fasttext.F23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52748948700574">
                <text:p>0.252748948700574</text:p>
              </table:table-cell>
              <table:table-cell office:value-type="float" office:value="0.251908559993822">
                <text:p>0.25190855999382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59355333116319">
                <text:p>0.259355333116319</text:p>
              </table:table-cell>
              <table:table-cell office:value-type="float" office:value="0.259200072688581">
                <text:p>0.25920007268858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56817390286193">
                <text:p>0.256817390286193</text:p>
              </table:table-cell>
              <table:table-cell office:value-type="float" office:value="0.256753815320073">
                <text:p>0.25675381532007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250916497007457">
                <text:p>0.250916497007457</text:p>
              </table:table-cell>
              <table:table-cell office:value-type="float" office:value="0.250402672975741">
                <text:p>0.25040267297574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46771177175094">
                <text:p>0.246771177175094</text:p>
              </table:table-cell>
              <table:table-cell office:value-type="float" office:value="0.247292596466687">
                <text:p>0.24729259646668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222357868723147">
                <text:p>0.222357868723147</text:p>
              </table:table-cell>
              <table:table-cell office:value-type="float" office:value="0.221585812676222">
                <text:p>0.22158581267622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228426415721207">
                <text:p>0.228426415721207</text:p>
              </table:table-cell>
              <table:table-cell office:value-type="float" office:value="0.228253913270742">
                <text:p>0.22825391327074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222010197023145">
                <text:p>0.222010197023145</text:p>
              </table:table-cell>
              <table:table-cell office:value-type="float" office:value="0.221944013842109">
                <text:p>0.22194401384210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22361625777264">
                <text:p>0.22361625777264</text:p>
              </table:table-cell>
              <table:table-cell office:value-type="float" office:value="0.223762515445631">
                <text:p>0.22376251544563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224782276654035">
                <text:p>0.224782276654035</text:p>
              </table:table-cell>
              <table:table-cell office:value-type="float" office:value="0.22499948885281">
                <text:p>0.2249994888528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242316599878772">
                <text:p>0.242316599878772</text:p>
              </table:table-cell>
              <table:table-cell office:value-type="float" office:value="0.24073644177667">
                <text:p>0.2407364417766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244313292211416">
                <text:p>0.244313292211416</text:p>
              </table:table-cell>
              <table:table-cell office:value-type="float" office:value="0.244624973426871">
                <text:p>0.24462497342687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229289771375725">
                <text:p>0.229289771375725</text:p>
              </table:table-cell>
              <table:table-cell office:value-type="float" office:value="0.229726100015044">
                <text:p>0.22972610001504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245387044588343">
                <text:p>0.245387044588343</text:p>
              </table:table-cell>
              <table:table-cell office:value-type="float" office:value="0.245248704706492">
                <text:p>0.24524870470649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241269650829082">
                <text:p>0.241269650829082</text:p>
              </table:table-cell>
              <table:table-cell office:value-type="float" office:value="0.241711783450825">
                <text:p>0.241711783450825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230946132451608">
                <text:p>0.230946132451608</text:p>
              </table:table-cell>
              <table:table-cell office:value-type="float" office:value="0.23148610842537">
                <text:p>0.2314861084253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241450958251953">
                <text:p>0.241450958251953</text:p>
              </table:table-cell>
              <table:table-cell office:value-type="float" office:value="0.242299670783841">
                <text:p>0.242299670783841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230159978445639">
                <text:p>0.230159978445639</text:p>
              </table:table-cell>
              <table:table-cell office:value-type="float" office:value="0.230267526040894">
                <text:p>0.230267526040894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234277092460626">
                <text:p>0.234277092460626</text:p>
              </table:table-cell>
              <table:table-cell office:value-type="float" office:value="0.234040475623631">
                <text:p>0.234040475623631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231909443808813">
                <text:p>0.231909443808813</text:p>
              </table:table-cell>
              <table:table-cell office:value-type="float" office:value="0.231828233241439">
                <text:p>0.23182823324143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230892423419563">
                <text:p>0.230892423419563</text:p>
              </table:table-cell>
              <table:table-cell office:value-type="float" office:value="0.230618738789461">
                <text:p>0.23061873878946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7.858cm" svg:height="9.138cm" xlink:href=".." xlink:type="simple" chart:class="chart:bar" chart:style-name="ch1">
        <chart:title svg:x="4.864cm" svg:y="0.318cm" chart:style-name="ch2">
          <text:p>Coherence score Vs Number of clusters</text:p>
        </chart:title>
        <chart:subtitle svg:x="6.12cm" svg:y="1.279cm" chart:style-name="ch3">
          <text:p>Glove Embedding ref, Epoch 15</text:p>
        </chart:subtitle>
        <chart:legend chart:legend-position="end" svg:x="11.758cm" svg:y="3.324cm" style:legend-expansion="high" chart:style-name="ch4"/>
        <chart:plot-area chart:style-name="ch5" table:cell-range-address="'German Glove'.A1:'German Glove'.E23" chart:data-source-has-labels="both" svg:x="1.368cm" svg:y="2.144cm" svg:width="10.033cm" svg:height="5.831cm">
          <chartooo:coordinate-region svg:x="2.386cm" svg:y="2.344cm" svg:width="9.015cm" svg:height="5.432cm"/>
          <chart:axis chart:dimension="x" chart:name="primary-x" chart:style-name="ch6" chartooo:axis-type="auto">
            <chartooo:date-scale/>
            <chart:title svg:x="4.977cm" svg:y="8.157cm" chart:style-name="ch7">
              <text:p>Number of clusters</text:p>
            </chart:title>
            <chart:categories table:cell-range-address="'German Glove'.A2:'German Glove'.A23"/>
          </chart:axis>
          <chart:axis chart:dimension="y" chart:name="primary-y" chart:style-name="ch8">
            <chart:title svg:x="0.451cm" svg:y="6.36cm" chart:style-name="ch9">
              <text:p>Coherence score</text:p>
            </chart:title>
            <chart:grid chart:style-name="ch10" chart:class="major"/>
          </chart:axis>
          <chart:series chart:style-name="ch11" chart:values-cell-range-address="'German Glove'.B2:'German Glove'.B23" chart:label-cell-address="'German Glove'.B1:'German Glove'.B1" chart:class="chart:bar">
            <chart:data-point chart:repeated="22"/>
          </chart:series>
          <chart:series chart:style-name="ch12" chart:values-cell-range-address="" chart:class="chart:bar">
            <chart:data-point/>
          </chart:series>
          <chart:series chart:style-name="ch13" chart:values-cell-range-address="'German Glove'.C2:'German Glove'.C23" chart:label-cell-address="'German Glove'.C1:'German Glove'.C1" chart:class="chart:bar">
            <chart:data-point chart:repeated="22"/>
          </chart:series>
          <chart:series chart:style-name="ch14" chart:values-cell-range-address="'German Glove'.D2:'German Glove'.D23" chart:label-cell-address="'German Glove'.D1:'German Glove'.D1" chart:class="chart:bar">
            <chart:data-point chart:repeated="22"/>
          </chart:series>
          <chart:series chart:style-name="ch15" chart:values-cell-range-address="'German Glove'.E2:'German Glove'.E23" chart:label-cell-address="'German Glove'.E1:'German Glove'.E1" chart:class="chart:bar">
            <chart:data-point chart:repeated="2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ne_tuned_glove_mean</text:p>
                <draw:g>
                  <svg:desc>'German Glove'.B1:'German Glove'.B1</svg:desc>
                </draw:g>
              </table:table-cell>
              <table:table-cell office:value-type="string">
                <text:p>fine_tuned_glove_median</text:p>
                <draw:g>
                  <svg:desc>'German Glove'.C1:'German Glove'.C1</svg:desc>
                </draw:g>
              </table:table-cell>
              <table:table-cell office:value-type="string">
                <text:p>glove_trained_from_scratch_mean</text:p>
                <draw:g>
                  <svg:desc>'German Glove'.D1:'German Glove'.D1</svg:desc>
                </draw:g>
              </table:table-cell>
              <table:table-cell office:value-type="string">
                <text:p>glove_trained_from_scratch_median</text:p>
                <draw:g>
                  <svg:desc>'German Glove'.E1:'German Glove'.E1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'German Glove'.A2:'German Glove'.A23</svg:desc>
                </draw:g>
              </table:table-cell>
              <table:table-cell office:value-type="float" office:value="0.115361622179215">
                <text:p>0.115361622179215</text:p>
                <draw:g>
                  <svg:desc>'German Glove'.B2:'German Glove'.B23</svg:desc>
                </draw:g>
              </table:table-cell>
              <table:table-cell office:value-type="float" office:value="0.153016033561862">
                <text:p>0.153016033561862</text:p>
                <draw:g>
                  <svg:desc>'German Glove'.C2:'German Glove'.C23</svg:desc>
                </draw:g>
              </table:table-cell>
              <table:table-cell office:value-type="float" office:value="-0.00416866702866624">
                <text:p>-0.00416866702866624</text:p>
                <draw:g>
                  <svg:desc>'German Glove'.D2:'German Glove'.D23</svg:desc>
                </draw:g>
              </table:table-cell>
              <table:table-cell office:value-type="float" office:value="-0.00528876946896923">
                <text:p>-0.00528876946896923</text:p>
                <draw:g>
                  <svg:desc>'German Glove'.E2:'German Glove'.E23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870773426853881">
                <text:p>0.0870773426853881</text:p>
              </table:table-cell>
              <table:table-cell office:value-type="float" office:value="0.0519346400669643">
                <text:p>0.0519346400669643</text:p>
              </table:table-cell>
              <table:table-cell office:value-type="float" office:value="-0.00417643686946558">
                <text:p>-0.00417643686946558</text:p>
              </table:table-cell>
              <table:table-cell office:value-type="float" office:value="-0.00448879631198182">
                <text:p>-0.0044887963119818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877030539891076">
                <text:p>0.0877030539891076</text:p>
              </table:table-cell>
              <table:table-cell office:value-type="float" office:value="0.0206403677804129">
                <text:p>0.0206403677804129</text:p>
              </table:table-cell>
              <table:table-cell office:value-type="float" office:value="-0.00295710676111061">
                <text:p>-0.00295710676111061</text:p>
              </table:table-cell>
              <table:table-cell office:value-type="float" office:value="-0.00381673812866211">
                <text:p>-0.0038167381286621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958552590243671">
                <text:p>0.0958552590243671</text:p>
              </table:table-cell>
              <table:table-cell office:value-type="float" office:value="0.131419584313217">
                <text:p>0.131419584313217</text:p>
              </table:table-cell>
              <table:table-cell office:value-type="float" office:value="-0.00218241539779974">
                <text:p>-0.00218241539779974</text:p>
              </table:table-cell>
              <table:table-cell office:value-type="float" office:value="-0.00304729111340581">
                <text:p>-0.0030472911134058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858609723520803">
                <text:p>0.0858609723520803</text:p>
              </table:table-cell>
              <table:table-cell office:value-type="float" office:value="0.0874281840421716">
                <text:p>0.0874281840421716</text:p>
              </table:table-cell>
              <table:table-cell office:value-type="float" office:value="-0.00257100180142341">
                <text:p>-0.00257100180142341</text:p>
              </table:table-cell>
              <table:table-cell office:value-type="float" office:value="-0.00348848148268096">
                <text:p>-0.0034884814826809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97313654763358">
                <text:p>0.097313654763358</text:p>
              </table:table-cell>
              <table:table-cell office:value-type="float" office:value="0.122886551837532">
                <text:p>0.122886551837532</text:p>
              </table:table-cell>
              <table:table-cell office:value-type="float" office:value="-0.00107493968642488">
                <text:p>-0.00107493968642488</text:p>
              </table:table-cell>
              <table:table-cell office:value-type="float" office:value="-0.00343566699903838">
                <text:p>-0.0034356669990383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914831211794844">
                <text:p>0.0914831211794844</text:p>
              </table:table-cell>
              <table:table-cell office:value-type="float" office:value="0.0994760941485969">
                <text:p>0.0994760941485969</text:p>
              </table:table-cell>
              <table:table-cell office:value-type="float" office:value="-0.000441148678034896">
                <text:p>-0.000441148678034896</text:p>
              </table:table-cell>
              <table:table-cell office:value-type="float" office:value="-0.000637842295121174">
                <text:p>-0.00063784229512117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857214468352649">
                <text:p>0.0857214468352649</text:p>
              </table:table-cell>
              <table:table-cell office:value-type="float" office:value="0.0802179359903141">
                <text:p>0.0802179359903141</text:p>
              </table:table-cell>
              <table:table-cell office:value-type="float" office:value="0.000308762065554815">
                <text:p>0.000308762065554815</text:p>
              </table:table-cell>
              <table:table-cell office:value-type="float" office:value="-0.00265911764028121">
                <text:p>-0.0026591176402812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987236093015087">
                <text:p>0.0987236093015087</text:p>
              </table:table-cell>
              <table:table-cell office:value-type="float" office:value="0.1329568294603">
                <text:p>0.1329568294603</text:p>
              </table:table-cell>
              <table:table-cell office:value-type="float" office:value="0.00283667169460634">
                <text:p>0.00283667169460634</text:p>
              </table:table-cell>
              <table:table-cell office:value-type="float" office:value="0.00352755021075813">
                <text:p>0.0035275502107581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895714309945399">
                <text:p>0.0895714309945399</text:p>
              </table:table-cell>
              <table:table-cell office:value-type="float" office:value="0.0954174306441326">
                <text:p>0.0954174306441326</text:p>
              </table:table-cell>
              <table:table-cell office:value-type="float" office:value="0.00165290494646345">
                <text:p>0.00165290494646345</text:p>
              </table:table-cell>
              <table:table-cell office:value-type="float" office:value="0.000899687007981904">
                <text:p>0.00089968700798190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827367455862006">
                <text:p>0.0827367455862006</text:p>
              </table:table-cell>
              <table:table-cell office:value-type="float" office:value="0.0849907263930963">
                <text:p>0.0849907263930963</text:p>
              </table:table-cell>
              <table:table-cell office:value-type="float" office:value="0.00175140747175967">
                <text:p>0.00175140747175967</text:p>
              </table:table-cell>
              <table:table-cell office:value-type="float" office:value="0.00179662120585539">
                <text:p>0.0017966212058553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890628934409902">
                <text:p>0.0890628934409902</text:p>
              </table:table-cell>
              <table:table-cell office:value-type="float" office:value="0.0979562440210459">
                <text:p>0.0979562440210459</text:p>
              </table:table-cell>
              <table:table-cell office:value-type="float" office:value="0.000763107315911784">
                <text:p>0.000763107315911784</text:p>
              </table:table-cell>
              <table:table-cell office:value-type="float" office:value="-0.00017975632025271">
                <text:p>-0.0001797563202527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858922188752362">
                <text:p>0.0858922188752362</text:p>
              </table:table-cell>
              <table:table-cell office:value-type="float" office:value="0.0941539157166773">
                <text:p>0.0941539157166773</text:p>
              </table:table-cell>
              <table:table-cell office:value-type="float" office:value="0.00248793104392331">
                <text:p>0.00248793104392331</text:p>
              </table:table-cell>
              <table:table-cell office:value-type="float" office:value="0.000934933253696986">
                <text:p>0.000934933253696986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923821135364605">
                <text:p>0.0923821135364605</text:p>
              </table:table-cell>
              <table:table-cell office:value-type="float" office:value="0.0941292400749362">
                <text:p>0.0941292400749362</text:p>
              </table:table-cell>
              <table:table-cell office:value-type="float" office:value="0.00230018694201451">
                <text:p>0.00230018694201451</text:p>
              </table:table-cell>
              <table:table-cell office:value-type="float" office:value="0.000968146032216598">
                <text:p>0.000968146032216598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869820610035797">
                <text:p>0.0869820610035797</text:p>
              </table:table-cell>
              <table:table-cell office:value-type="float" office:value="0.0841632516043527">
                <text:p>0.0841632516043527</text:p>
              </table:table-cell>
              <table:table-cell office:value-type="float" office:value="0.00518012417750914">
                <text:p>0.00518012417750914</text:p>
              </table:table-cell>
              <table:table-cell office:value-type="float" office:value="0.00262431748059331">
                <text:p>0.0026243174805933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879842304808058">
                <text:p>0.0879842304808058</text:p>
              </table:table-cell>
              <table:table-cell office:value-type="float" office:value="0.0812796830157844">
                <text:p>0.0812796830157844</text:p>
              </table:table-cell>
              <table:table-cell office:value-type="float" office:value="0.00294428708601971">
                <text:p>0.00294428708601971</text:p>
              </table:table-cell>
              <table:table-cell office:value-type="float" office:value="0.00161364029864876">
                <text:p>0.00161364029864876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0891493134543308">
                <text:p>0.0891493134543308</text:p>
              </table:table-cell>
              <table:table-cell office:value-type="float" office:value="0.109512329101563">
                <text:p>0.109512329101563</text:p>
              </table:table-cell>
              <table:table-cell office:value-type="float" office:value="0.00424520940722778">
                <text:p>0.00424520940722778</text:p>
              </table:table-cell>
              <table:table-cell office:value-type="float" office:value="0.00234038683832908">
                <text:p>0.0023403868383290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874377910677268">
                <text:p>0.0874377910677268</text:p>
              </table:table-cell>
              <table:table-cell office:value-type="float" office:value="0.115058500328842">
                <text:p>0.115058500328842</text:p>
              </table:table-cell>
              <table:table-cell office:value-type="float" office:value="0.00354976979810364">
                <text:p>0.00354976979810364</text:p>
              </table:table-cell>
              <table:table-cell office:value-type="float" office:value="0.00116883647685148">
                <text:p>0.00116883647685148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0921510026570344">
                <text:p>0.0921510026570344</text:p>
              </table:table-cell>
              <table:table-cell office:value-type="float" office:value="0.0984949726961097">
                <text:p>0.0984949726961097</text:p>
              </table:table-cell>
              <table:table-cell office:value-type="float" office:value="0.00301204560093819">
                <text:p>0.00301204560093819</text:p>
              </table:table-cell>
              <table:table-cell office:value-type="float" office:value="0.00176253026845504">
                <text:p>0.00176253026845504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935445430784915">
                <text:p>0.0935445430784915</text:p>
              </table:table-cell>
              <table:table-cell office:value-type="float" office:value="0.114689816844707">
                <text:p>0.114689816844707</text:p>
              </table:table-cell>
              <table:table-cell office:value-type="float" office:value="0.0052573323397903">
                <text:p>0.0052573323397903</text:p>
              </table:table-cell>
              <table:table-cell office:value-type="float" office:value="0.00340297698974609">
                <text:p>0.00340297698974609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855882131244083">
                <text:p>0.0855882131244083</text:p>
              </table:table-cell>
              <table:table-cell office:value-type="float" office:value="0.0857685198102679">
                <text:p>0.0857685198102679</text:p>
              </table:table-cell>
              <table:table-cell office:value-type="float" office:value="0.00448243087949677">
                <text:p>0.00448243087949677</text:p>
              </table:table-cell>
              <table:table-cell office:value-type="float" office:value="0.00281347702960579">
                <text:p>0.0028134770296057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834166731931725">
                <text:p>0.0834166731931725</text:p>
              </table:table-cell>
              <table:table-cell office:value-type="float" office:value="0.110196371273119">
                <text:p>0.110196371273119</text:p>
              </table:table-cell>
              <table:table-cell office:value-type="float" office:value="0.00389996425083705">
                <text:p>0.00389996425083705</text:p>
              </table:table-cell>
              <table:table-cell office:value-type="float" office:value="0.00241843554438377">
                <text:p>0.0024184355443837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8.159cm" svg:height="9.989cm" xlink:href=".." xlink:type="simple" chart:class="chart:bar" chart:column-mapping="0 1 2" chart:style-name="ch1">
        <chart:title svg:x="5.014cm" svg:y="0.335cm" chart:style-name="ch2">
          <text:p>Coherence score Vs Number of clusters</text:p>
        </chart:title>
        <chart:subtitle svg:x="6.085cm" svg:y="1.313cm" chart:style-name="ch3">
          <text:p>Fasttext Embedding ref, Epoch 15</text:p>
        </chart:subtitle>
        <chart:legend chart:legend-position="end" svg:x="11.98cm" svg:y="3.8cm" style:legend-expansion="high" chart:style-name="ch4"/>
        <chart:plot-area chart:style-name="ch5" table:cell-range-address="'German Fasttext'.A1:'German Fasttext'.D23" chart:data-source-has-labels="both" svg:x="1.374cm" svg:y="2.195cm" svg:width="10.243cm" svg:height="6.614cm">
          <chartooo:coordinate-region svg:x="2.286cm" svg:y="2.394cm" svg:width="9.331cm" svg:height="5.768cm"/>
          <chart:axis chart:dimension="x" chart:name="primary-x" chart:style-name="ch6" chartooo:axis-type="auto">
            <chartooo:date-scale/>
            <chart:title svg:x="5.088cm" svg:y="9.008cm" chart:style-name="ch7">
              <text:p>Number of clusters</text:p>
            </chart:title>
            <chart:categories table:cell-range-address="'German Fasttext'.A2:'German Fasttext'.A23"/>
          </chart:axis>
          <chart:axis chart:dimension="y" chart:name="primary-y" chart:style-name="ch8">
            <chart:title svg:x="0.451cm" svg:y="6.803cm" chart:style-name="ch9">
              <text:p>Coherence score</text:p>
            </chart:title>
            <chart:grid chart:style-name="ch10" chart:class="major"/>
          </chart:axis>
          <chart:series chart:style-name="ch11" chart:values-cell-range-address="'German Fasttext'.B2:'German Fasttext'.B23" chart:label-cell-address="'German Fasttext'.B1:'German Fasttext'.B1" chart:class="chart:bar">
            <chart:data-point chart:repeated="22"/>
          </chart:series>
          <chart:series chart:style-name="ch12" chart:values-cell-range-address="" chart:class="chart:bar">
            <chart:data-point/>
          </chart:series>
          <chart:series chart:style-name="ch13" chart:values-cell-range-address="'German Fasttext'.C2:'German Fasttext'.C23" chart:label-cell-address="'German Fasttext'.C1:'German Fasttext'.C1" chart:class="chart:bar">
            <chart:data-point chart:repeated="22"/>
          </chart:series>
          <chart:series chart:style-name="ch14" chart:values-cell-range-address="'German Fasttext'.D2:'German Fasttext'.D23" chart:label-cell-address="'German Fasttext'.D1:'German Fasttext'.D1" chart:class="chart:bar">
            <chart:data-point chart:repeated="2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sttext_trained_from_scratch_mean</text:p>
                <draw:g>
                  <svg:desc>'German Fasttext'.B1:'German Fasttext'.B1</svg:desc>
                </draw:g>
              </table:table-cell>
              <table:table-cell office:value-type="string">
                <text:p>fasttext_fine_tune_ortho_procrustes_mean</text:p>
                <draw:g>
                  <svg:desc>'German Fasttext'.C1:'German Fasttext'.C1</svg:desc>
                </draw:g>
              </table:table-cell>
              <table:table-cell office:value-type="string">
                <text:p>fasttext_fine_tune_cca_mean</text:p>
                <draw:g>
                  <svg:desc>'German Fasttext'.D1:'German Fasttext'.D1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'German Fasttext'.A2:'German Fasttext'.A23</svg:desc>
                </draw:g>
              </table:table-cell>
              <table:table-cell office:value-type="float" office:value="0.139780148875957">
                <text:p>0.139780148875957</text:p>
                <draw:g>
                  <svg:desc>'German Fasttext'.B2:'German Fasttext'.B23</svg:desc>
                </draw:g>
              </table:table-cell>
              <table:table-cell office:value-type="float" office:value="0.252034047296374">
                <text:p>0.252034047296374</text:p>
                <draw:g>
                  <svg:desc>'German Fasttext'.C2:'German Fasttext'.C23</svg:desc>
                </draw:g>
              </table:table-cell>
              <table:table-cell office:value-type="float" office:value="0.251689212899166">
                <text:p>0.251689212899166</text:p>
                <draw:g>
                  <svg:desc>'German Fasttext'.D2:'German Fasttext'.D23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37468890754544">
                <text:p>0.137468890754544</text:p>
              </table:table-cell>
              <table:table-cell office:value-type="float" office:value="0.252748948700574">
                <text:p>0.252748948700574</text:p>
              </table:table-cell>
              <table:table-cell office:value-type="float" office:value="0.251908559993822">
                <text:p>0.25190855999382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137071224567301">
                <text:p>0.137071224567301</text:p>
              </table:table-cell>
              <table:table-cell office:value-type="float" office:value="0.259355333116319">
                <text:p>0.259355333116319</text:p>
              </table:table-cell>
              <table:table-cell office:value-type="float" office:value="0.259200072688581">
                <text:p>0.25920007268858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37411106654576">
                <text:p>0.137411106654576</text:p>
              </table:table-cell>
              <table:table-cell office:value-type="float" office:value="0.256817390286193">
                <text:p>0.256817390286193</text:p>
              </table:table-cell>
              <table:table-cell office:value-type="float" office:value="0.256753815320073">
                <text:p>0.25675381532007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138045604472258">
                <text:p>0.138045604472258</text:p>
              </table:table-cell>
              <table:table-cell office:value-type="float" office:value="0.250916497007457">
                <text:p>0.250916497007457</text:p>
              </table:table-cell>
              <table:table-cell office:value-type="float" office:value="0.250402672975741">
                <text:p>0.25040267297574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140255583938287">
                <text:p>0.140255583938287</text:p>
              </table:table-cell>
              <table:table-cell office:value-type="float" office:value="0.246771177175094">
                <text:p>0.246771177175094</text:p>
              </table:table-cell>
              <table:table-cell office:value-type="float" office:value="0.247292596466687">
                <text:p>0.24729259646668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136717381134197">
                <text:p>0.136717381134197</text:p>
              </table:table-cell>
              <table:table-cell office:value-type="float" office:value="0.222357868723147">
                <text:p>0.222357868723147</text:p>
              </table:table-cell>
              <table:table-cell office:value-type="float" office:value="0.221585812676222">
                <text:p>0.22158581267622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141353332293056">
                <text:p>0.141353332293056</text:p>
              </table:table-cell>
              <table:table-cell office:value-type="float" office:value="0.228426415721207">
                <text:p>0.228426415721207</text:p>
              </table:table-cell>
              <table:table-cell office:value-type="float" office:value="0.228253913270742">
                <text:p>0.22825391327074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14506021434758">
                <text:p>0.14506021434758</text:p>
              </table:table-cell>
              <table:table-cell office:value-type="float" office:value="0.222010197023145">
                <text:p>0.222010197023145</text:p>
              </table:table-cell>
              <table:table-cell office:value-type="float" office:value="0.221944013842109">
                <text:p>0.22194401384210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145108562858737">
                <text:p>0.145108562858737</text:p>
              </table:table-cell>
              <table:table-cell office:value-type="float" office:value="0.22361625777264">
                <text:p>0.22361625777264</text:p>
              </table:table-cell>
              <table:table-cell office:value-type="float" office:value="0.223762515445631">
                <text:p>0.22376251544563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147637746160301">
                <text:p>0.147637746160301</text:p>
              </table:table-cell>
              <table:table-cell office:value-type="float" office:value="0.224782276654035">
                <text:p>0.224782276654035</text:p>
              </table:table-cell>
              <table:table-cell office:value-type="float" office:value="0.22499948885281">
                <text:p>0.2249994888528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143817735278715">
                <text:p>0.143817735278715</text:p>
              </table:table-cell>
              <table:table-cell office:value-type="float" office:value="0.242316599878772">
                <text:p>0.242316599878772</text:p>
              </table:table-cell>
              <table:table-cell office:value-type="float" office:value="0.24073644177667">
                <text:p>0.2407364417766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143251949388154">
                <text:p>0.143251949388154</text:p>
              </table:table-cell>
              <table:table-cell office:value-type="float" office:value="0.244313292211416">
                <text:p>0.244313292211416</text:p>
              </table:table-cell>
              <table:table-cell office:value-type="float" office:value="0.244624973426871">
                <text:p>0.24462497342687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144842947180762">
                <text:p>0.144842947180762</text:p>
              </table:table-cell>
              <table:table-cell office:value-type="float" office:value="0.229289771375725">
                <text:p>0.229289771375725</text:p>
              </table:table-cell>
              <table:table-cell office:value-type="float" office:value="0.229726100015044">
                <text:p>0.22972610001504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147333884725765">
                <text:p>0.147333884725765</text:p>
              </table:table-cell>
              <table:table-cell office:value-type="float" office:value="0.245387044588343">
                <text:p>0.245387044588343</text:p>
              </table:table-cell>
              <table:table-cell office:value-type="float" office:value="0.245248704706492">
                <text:p>0.24524870470649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143740302527959">
                <text:p>0.143740302527959</text:p>
              </table:table-cell>
              <table:table-cell office:value-type="float" office:value="0.241269650829082">
                <text:p>0.241269650829082</text:p>
              </table:table-cell>
              <table:table-cell office:value-type="float" office:value="0.241711783450825">
                <text:p>0.241711783450825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144520162507703">
                <text:p>0.144520162507703</text:p>
              </table:table-cell>
              <table:table-cell office:value-type="float" office:value="0.230946132451608">
                <text:p>0.230946132451608</text:p>
              </table:table-cell>
              <table:table-cell office:value-type="float" office:value="0.23148610842537">
                <text:p>0.2314861084253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143186126086177">
                <text:p>0.143186126086177</text:p>
              </table:table-cell>
              <table:table-cell office:value-type="float" office:value="0.241450958251953">
                <text:p>0.241450958251953</text:p>
              </table:table-cell>
              <table:table-cell office:value-type="float" office:value="0.242299670783841">
                <text:p>0.242299670783841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145704327163733">
                <text:p>0.145704327163733</text:p>
              </table:table-cell>
              <table:table-cell office:value-type="float" office:value="0.230159978445639">
                <text:p>0.230159978445639</text:p>
              </table:table-cell>
              <table:table-cell office:value-type="float" office:value="0.230267526040894">
                <text:p>0.230267526040894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144375769438316">
                <text:p>0.144375769438316</text:p>
              </table:table-cell>
              <table:table-cell office:value-type="float" office:value="0.234277092460626">
                <text:p>0.234277092460626</text:p>
              </table:table-cell>
              <table:table-cell office:value-type="float" office:value="0.234040475623631">
                <text:p>0.234040475623631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144513259245822">
                <text:p>0.144513259245822</text:p>
              </table:table-cell>
              <table:table-cell office:value-type="float" office:value="0.231909443808813">
                <text:p>0.231909443808813</text:p>
              </table:table-cell>
              <table:table-cell office:value-type="float" office:value="0.231828233241439">
                <text:p>0.23182823324143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144206101771763">
                <text:p>0.144206101771763</text:p>
              </table:table-cell>
              <table:table-cell office:value-type="float" office:value="0.230892423419563">
                <text:p>0.230892423419563</text:p>
              </table:table-cell>
              <table:table-cell office:value-type="float" office:value="0.230618738789461">
                <text:p>0.23061873878946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